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normal" officeooo:paragraph-rsid="0013202e" style:text-blinking="false" fo:background-color="transparent" style:font-size-asian="8pt" style:font-size-complex="8pt"/>
    </style:style>
    <style:style style:name="P2" style:family="paragraph" style:parent-style-name="Standard">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font-style="normal" style:text-underline-style="none" fo:font-weight="bold" officeooo:paragraph-rsid="0013202e" style:text-blinking="false" fo:background-color="transparent" style:font-size-asian="8pt" style:font-weight-asian="bold" style:font-size-complex="8pt" style:font-weight-complex="bold"/>
    </style:style>
    <style:style style:name="P4" style:family="paragraph" style:parent-style-name="Standard">
      <style:text-properties fo:font-weight="bold" officeooo:rsid="0068c093" officeooo:paragraph-rsid="0068c093" style:font-weight-asian="bold" style:font-weight-complex="bold"/>
    </style:style>
    <style:style style:name="P5" style:family="paragraph" style:parent-style-name="Standard">
      <style:paragraph-properties fo:text-align="center" style:justify-single-word="false"/>
      <style:text-properties fo:font-weight="bold" officeooo:rsid="0068c093" officeooo:paragraph-rsid="0068c093" style:font-weight-asian="bold" style:font-weight-complex="bold"/>
    </style:style>
    <style:style style:name="P6" style:family="paragraph" style:parent-style-name="Standard">
      <style:paragraph-properties fo:text-align="start" style:justify-single-word="false"/>
      <style:text-properties fo:font-weight="bold" officeooo:rsid="006a5a3c" officeooo:paragraph-rsid="006a5a3c" style:font-weight-asian="bold" style:font-weight-complex="bold"/>
    </style:style>
    <style:style style:name="P7" style:family="paragraph" style:parent-style-name="Standard">
      <style:paragraph-properties fo:text-align="center" style:justify-single-word="false"/>
      <style:text-properties fo:font-weight="bold" officeooo:rsid="006a5a3c" officeooo:paragraph-rsid="006a5a3c" style:font-weight-asian="bold" style:font-weight-complex="bold"/>
    </style:style>
    <style:style style:name="P8" style:family="paragraph" style:parent-style-name="Standard">
      <style:paragraph-properties fo:text-align="start" style:justify-single-word="false"/>
      <style:text-properties fo:font-weight="bold" officeooo:rsid="006c0177" officeooo:paragraph-rsid="006c0177" style:font-weight-asian="bold" style:font-weight-complex="bold"/>
    </style:style>
    <style:style style:name="P9" style:family="paragraph" style:parent-style-name="Standard">
      <style:paragraph-properties fo:text-align="center" style:justify-single-word="false"/>
      <style:text-properties fo:font-weight="bold" officeooo:rsid="006c0177" officeooo:paragraph-rsid="006c0177" style:font-weight-asian="bold" style:font-weight-complex="bold"/>
    </style:style>
    <style:style style:name="P10" style:family="paragraph" style:parent-style-name="Standard">
      <style:paragraph-properties fo:text-align="start" style:justify-single-word="false"/>
      <style:text-properties fo:font-weight="bold" officeooo:rsid="006c9344" officeooo:paragraph-rsid="006c9344" style:font-weight-asian="bold" style:font-weight-complex="bold"/>
    </style:style>
    <style:style style:name="P11" style:family="paragraph" style:parent-style-name="Standard">
      <style:paragraph-properties fo:text-align="center" style:justify-single-word="false"/>
      <style:text-properties fo:font-weight="bold" officeooo:rsid="006c9344" officeooo:paragraph-rsid="006c9344" style:font-weight-asian="bold" style:font-weight-complex="bold"/>
    </style:style>
    <style:style style:name="P12" style:family="paragraph" style:parent-style-name="Standard">
      <style:paragraph-properties fo:text-align="start" style:justify-single-word="false"/>
      <style:text-properties fo:font-weight="bold" officeooo:rsid="006e0413" officeooo:paragraph-rsid="006e0413" style:font-weight-asian="bold" style:font-weight-complex="bold"/>
    </style:style>
    <style:style style:name="P13" style:family="paragraph" style:parent-style-name="Standard">
      <style:paragraph-properties fo:text-align="center" style:justify-single-word="false"/>
      <style:text-properties fo:font-weight="bold" officeooo:rsid="006e0413" officeooo:paragraph-rsid="006e0413" style:font-weight-asian="bold" style:font-weight-complex="bold"/>
    </style:style>
    <style:style style:name="P14" style:family="paragraph" style:parent-style-name="Standard">
      <style:paragraph-properties fo:text-align="start" style:justify-single-word="false"/>
      <style:text-properties fo:font-weight="bold" officeooo:rsid="007044a1" officeooo:paragraph-rsid="007044a1" style:font-weight-asian="bold" style:font-weight-complex="bold"/>
    </style:style>
    <style:style style:name="P15" style:family="paragraph" style:parent-style-name="Standard">
      <style:paragraph-properties fo:text-align="center" style:justify-single-word="false"/>
      <style:text-properties fo:font-weight="bold" officeooo:rsid="007044a1" officeooo:paragraph-rsid="007044a1" style:font-weight-asian="bold" style:font-weight-complex="bold"/>
    </style:style>
    <style:style style:name="P16" style:family="paragraph" style:parent-style-name="Standard">
      <style:paragraph-properties fo:text-align="start" style:justify-single-word="false"/>
      <style:text-properties fo:font-weight="bold" officeooo:rsid="0070e9af" officeooo:paragraph-rsid="0070e9af" style:font-weight-asian="bold" style:font-weight-complex="bold"/>
    </style:style>
    <style:style style:name="P17" style:family="paragraph" style:parent-style-name="Standard">
      <style:paragraph-properties fo:text-align="center" style:justify-single-word="false"/>
      <style:text-properties fo:font-weight="bold" officeooo:rsid="0070e9af" officeooo:paragraph-rsid="0070e9af" style:font-weight-asian="bold" style:font-weight-complex="bold"/>
    </style:style>
    <style:style style:name="P18" style:family="paragraph" style:parent-style-name="Standard">
      <style:paragraph-properties fo:text-align="start" style:justify-single-word="false"/>
      <style:text-properties fo:font-weight="bold" officeooo:rsid="0072502e" officeooo:paragraph-rsid="0072502e" style:font-weight-asian="bold" style:font-weight-complex="bold"/>
    </style:style>
    <style:style style:name="P19" style:family="paragraph" style:parent-style-name="Standard">
      <style:paragraph-properties fo:text-align="center" style:justify-single-word="false"/>
      <style:text-properties fo:font-weight="bold" officeooo:rsid="0072502e" officeooo:paragraph-rsid="0072502e" style:font-weight-asian="bold" style:font-weight-complex="bold"/>
    </style:style>
    <style:style style:name="P20" style:family="paragraph" style:parent-style-name="Standard">
      <style:paragraph-properties fo:text-align="start" style:justify-single-word="false"/>
      <style:text-properties fo:font-weight="bold" officeooo:rsid="0072b451" officeooo:paragraph-rsid="0072b451" style:font-weight-asian="bold" style:font-weight-complex="bold"/>
    </style:style>
    <style:style style:name="P21" style:family="paragraph" style:parent-style-name="Standard">
      <style:paragraph-properties fo:text-align="start" style:justify-single-word="false"/>
      <style:text-properties fo:font-weight="bold" officeooo:rsid="0072b451" officeooo:paragraph-rsid="00737b5c" style:font-weight-asian="bold" style:font-weight-complex="bold"/>
    </style:style>
    <style:style style:name="P22" style:family="paragraph" style:parent-style-name="Standard">
      <style:paragraph-properties fo:text-align="start" style:justify-single-word="false"/>
      <style:text-properties fo:font-weight="bold" officeooo:rsid="0072b451" officeooo:paragraph-rsid="00738bb5" style:font-weight-asian="bold" style:font-weight-complex="bold"/>
    </style:style>
    <style:style style:name="P23" style:family="paragraph" style:parent-style-name="Standard">
      <style:paragraph-properties fo:text-align="start" style:justify-single-word="false"/>
      <style:text-properties fo:font-weight="bold" officeooo:rsid="0072b451" officeooo:paragraph-rsid="00741071" style:font-weight-asian="bold" style:font-weight-complex="bold"/>
    </style:style>
    <style:style style:name="P24" style:family="paragraph" style:parent-style-name="Standard">
      <style:paragraph-properties fo:text-align="start" style:justify-single-word="false"/>
      <style:text-properties fo:font-weight="bold" officeooo:rsid="0072b451" officeooo:paragraph-rsid="00759683" style:font-weight-asian="bold" style:font-weight-complex="bold"/>
    </style:style>
    <style:style style:name="P25" style:family="paragraph" style:parent-style-name="Standard">
      <style:paragraph-properties fo:text-align="start" style:justify-single-word="false"/>
      <style:text-properties fo:font-weight="bold" officeooo:rsid="0072b451" officeooo:paragraph-rsid="0075cf90" style:font-weight-asian="bold" style:font-weight-complex="bold"/>
    </style:style>
    <style:style style:name="P26" style:family="paragraph" style:parent-style-name="Standard">
      <style:paragraph-properties fo:text-align="start" style:justify-single-word="false"/>
      <style:text-properties fo:font-weight="bold" officeooo:rsid="0072b451" officeooo:paragraph-rsid="00777aaa" style:font-weight-asian="bold" style:font-weight-complex="bold"/>
    </style:style>
    <style:style style:name="P27" style:family="paragraph" style:parent-style-name="Standard">
      <style:paragraph-properties fo:text-align="start" style:justify-single-word="false"/>
      <style:text-properties fo:font-weight="bold" officeooo:rsid="0072b451" officeooo:paragraph-rsid="00788c56" style:font-weight-asian="bold" style:font-weight-complex="bold"/>
    </style:style>
    <style:style style:name="P28" style:family="paragraph" style:parent-style-name="Standard">
      <style:paragraph-properties fo:text-align="start" style:justify-single-word="false"/>
      <style:text-properties fo:font-weight="bold" officeooo:rsid="0072b451" officeooo:paragraph-rsid="0078af23" style:font-weight-asian="bold" style:font-weight-complex="bold"/>
    </style:style>
    <style:style style:name="P29" style:family="paragraph" style:parent-style-name="Standard">
      <style:paragraph-properties fo:text-align="start" style:justify-single-word="false"/>
      <style:text-properties fo:font-weight="bold" officeooo:rsid="0072b451" officeooo:paragraph-rsid="0078af46" style:font-weight-asian="bold" style:font-weight-complex="bold"/>
    </style:style>
    <style:style style:name="P30" style:family="paragraph" style:parent-style-name="Standard">
      <style:paragraph-properties fo:text-align="start" style:justify-single-word="false"/>
      <style:text-properties fo:font-weight="bold" officeooo:rsid="0072b451" officeooo:paragraph-rsid="0079979b" style:font-weight-asian="bold" style:font-weight-complex="bold"/>
    </style:style>
    <style:style style:name="P31" style:family="paragraph" style:parent-style-name="Standard">
      <style:paragraph-properties fo:text-align="start" style:justify-single-word="false"/>
      <style:text-properties fo:font-weight="bold" officeooo:rsid="0072b451" officeooo:paragraph-rsid="007b20f4" style:font-weight-asian="bold" style:font-weight-complex="bold"/>
    </style:style>
    <style:style style:name="P32" style:family="paragraph" style:parent-style-name="Standard">
      <style:paragraph-properties fo:text-align="start" style:justify-single-word="false"/>
      <style:text-properties fo:font-weight="bold" officeooo:rsid="0072b451" officeooo:paragraph-rsid="007b3c96" style:font-weight-asian="bold" style:font-weight-complex="bold"/>
    </style:style>
    <style:style style:name="P33" style:family="paragraph" style:parent-style-name="Standard">
      <style:paragraph-properties fo:text-align="start" style:justify-single-word="false"/>
      <style:text-properties fo:font-weight="bold" officeooo:rsid="0072b451" officeooo:paragraph-rsid="007be97c" style:font-weight-asian="bold" style:font-weight-complex="bold"/>
    </style:style>
    <style:style style:name="P34" style:family="paragraph" style:parent-style-name="Standard">
      <style:paragraph-properties fo:text-align="start" style:justify-single-word="false"/>
      <style:text-properties fo:font-weight="bold" officeooo:rsid="0072b451" officeooo:paragraph-rsid="007c4b78" style:font-weight-asian="bold" style:font-weight-complex="bold"/>
    </style:style>
    <style:style style:name="P35" style:family="paragraph" style:parent-style-name="Standard">
      <style:paragraph-properties fo:text-align="start" style:justify-single-word="false"/>
      <style:text-properties fo:font-weight="bold" officeooo:rsid="0072b451" officeooo:paragraph-rsid="00810067" style:font-weight-asian="bold" style:font-weight-complex="bold"/>
    </style:style>
    <style:style style:name="P36" style:family="paragraph" style:parent-style-name="Standard">
      <style:paragraph-properties fo:text-align="start" style:justify-single-word="false"/>
      <style:text-properties fo:font-weight="bold" officeooo:rsid="0072b451" officeooo:paragraph-rsid="0081ac34" style:font-weight-asian="bold" style:font-weight-complex="bold"/>
    </style:style>
    <style:style style:name="P37" style:family="paragraph" style:parent-style-name="Standard">
      <style:paragraph-properties fo:text-align="start" style:justify-single-word="false"/>
      <style:text-properties fo:font-weight="bold" officeooo:rsid="0072b451" officeooo:paragraph-rsid="008346c5" style:font-weight-asian="bold" style:font-weight-complex="bold"/>
    </style:style>
    <style:style style:name="P38" style:family="paragraph" style:parent-style-name="Standard">
      <style:paragraph-properties fo:text-align="start" style:justify-single-word="false"/>
      <style:text-properties fo:font-weight="bold" officeooo:rsid="0072b451" officeooo:paragraph-rsid="008444ac" style:font-weight-asian="bold" style:font-weight-complex="bold"/>
    </style:style>
    <style:style style:name="P39" style:family="paragraph" style:parent-style-name="Standard">
      <style:paragraph-properties fo:text-align="start" style:justify-single-word="false"/>
      <style:text-properties fo:font-weight="bold" officeooo:rsid="0072b451" officeooo:paragraph-rsid="00849086" style:font-weight-asian="bold" style:font-weight-complex="bold"/>
    </style:style>
    <style:style style:name="P40" style:family="paragraph" style:parent-style-name="Standard">
      <style:paragraph-properties fo:text-align="start" style:justify-single-word="false"/>
      <style:text-properties fo:font-weight="bold" officeooo:rsid="0072b451" officeooo:paragraph-rsid="008612f2" style:font-weight-asian="bold" style:font-weight-complex="bold"/>
    </style:style>
    <style:style style:name="P41" style:family="paragraph" style:parent-style-name="Standard">
      <style:paragraph-properties fo:text-align="start" style:justify-single-word="false"/>
      <style:text-properties fo:font-weight="bold" officeooo:rsid="0072b451" officeooo:paragraph-rsid="00887897" style:font-weight-asian="bold" style:font-weight-complex="bold"/>
    </style:style>
    <style:style style:name="P42" style:family="paragraph" style:parent-style-name="Standard">
      <style:paragraph-properties fo:text-align="center" style:justify-single-word="false"/>
      <style:text-properties fo:font-weight="bold" officeooo:rsid="0072b451" officeooo:paragraph-rsid="0072b451" style:font-weight-asian="bold" style:font-weight-complex="bold"/>
    </style:style>
    <style:style style:name="P43" style:family="paragraph" style:parent-style-name="Standard">
      <style:paragraph-properties fo:text-align="center" style:justify-single-word="false"/>
      <style:text-properties fo:font-weight="bold" officeooo:rsid="0072b451" officeooo:paragraph-rsid="00737b5c" style:font-weight-asian="bold" style:font-weight-complex="bold"/>
    </style:style>
    <style:style style:name="P44" style:family="paragraph" style:parent-style-name="Standard">
      <style:paragraph-properties fo:text-align="center" style:justify-single-word="false"/>
      <style:text-properties fo:font-weight="bold" officeooo:rsid="0072b451" officeooo:paragraph-rsid="00738bb5" style:font-weight-asian="bold" style:font-weight-complex="bold"/>
    </style:style>
    <style:style style:name="P45" style:family="paragraph" style:parent-style-name="Standard">
      <style:paragraph-properties fo:text-align="center" style:justify-single-word="false"/>
      <style:text-properties fo:font-weight="bold" officeooo:rsid="0072b451" officeooo:paragraph-rsid="00741071" style:font-weight-asian="bold" style:font-weight-complex="bold"/>
    </style:style>
    <style:style style:name="P46" style:family="paragraph" style:parent-style-name="Standard">
      <style:paragraph-properties fo:text-align="center" style:justify-single-word="false"/>
      <style:text-properties fo:font-weight="bold" officeooo:rsid="0072b451" officeooo:paragraph-rsid="0075cf90" style:font-weight-asian="bold" style:font-weight-complex="bold"/>
    </style:style>
    <style:style style:name="P47" style:family="paragraph" style:parent-style-name="Standard">
      <style:paragraph-properties fo:text-align="center" style:justify-single-word="false"/>
      <style:text-properties fo:font-weight="bold" officeooo:rsid="0072b451" officeooo:paragraph-rsid="00777aaa" style:font-weight-asian="bold" style:font-weight-complex="bold"/>
    </style:style>
    <style:style style:name="P48" style:family="paragraph" style:parent-style-name="Standard">
      <style:paragraph-properties fo:text-align="center" style:justify-single-word="false"/>
      <style:text-properties fo:font-weight="bold" officeooo:rsid="0072b451" officeooo:paragraph-rsid="00788c56" style:font-weight-asian="bold" style:font-weight-complex="bold"/>
    </style:style>
    <style:style style:name="P49" style:family="paragraph" style:parent-style-name="Standard">
      <style:paragraph-properties fo:text-align="center" style:justify-single-word="false"/>
      <style:text-properties fo:font-weight="bold" officeooo:rsid="0072b451" officeooo:paragraph-rsid="0078af23" style:font-weight-asian="bold" style:font-weight-complex="bold"/>
    </style:style>
    <style:style style:name="P50" style:family="paragraph" style:parent-style-name="Standard">
      <style:paragraph-properties fo:text-align="center" style:justify-single-word="false"/>
      <style:text-properties fo:font-weight="bold" officeooo:rsid="0072b451" officeooo:paragraph-rsid="0079979b" style:font-weight-asian="bold" style:font-weight-complex="bold"/>
    </style:style>
    <style:style style:name="P51" style:family="paragraph" style:parent-style-name="Standard">
      <style:paragraph-properties fo:text-align="center" style:justify-single-word="false"/>
      <style:text-properties fo:font-weight="bold" officeooo:rsid="0072b451" officeooo:paragraph-rsid="007b20f4" style:font-weight-asian="bold" style:font-weight-complex="bold"/>
    </style:style>
    <style:style style:name="P52" style:family="paragraph" style:parent-style-name="Standard">
      <style:paragraph-properties fo:text-align="center" style:justify-single-word="false"/>
      <style:text-properties fo:font-weight="bold" officeooo:rsid="0072b451" officeooo:paragraph-rsid="007b3c96" style:font-weight-asian="bold" style:font-weight-complex="bold"/>
    </style:style>
    <style:style style:name="P53" style:family="paragraph" style:parent-style-name="Standard">
      <style:paragraph-properties fo:text-align="center" style:justify-single-word="false"/>
      <style:text-properties fo:font-weight="bold" officeooo:rsid="0072b451" officeooo:paragraph-rsid="007be97c" style:font-weight-asian="bold" style:font-weight-complex="bold"/>
    </style:style>
    <style:style style:name="P54" style:family="paragraph" style:parent-style-name="Standard">
      <style:paragraph-properties fo:text-align="center" style:justify-single-word="false"/>
      <style:text-properties fo:font-weight="bold" officeooo:rsid="0072b451" officeooo:paragraph-rsid="007c4b78" style:font-weight-asian="bold" style:font-weight-complex="bold"/>
    </style:style>
    <style:style style:name="P55" style:family="paragraph" style:parent-style-name="Standard">
      <style:paragraph-properties fo:text-align="center" style:justify-single-word="false"/>
      <style:text-properties fo:font-weight="bold" officeooo:rsid="0072b451" officeooo:paragraph-rsid="00810067" style:font-weight-asian="bold" style:font-weight-complex="bold"/>
    </style:style>
    <style:style style:name="P56" style:family="paragraph" style:parent-style-name="Standard">
      <style:paragraph-properties fo:text-align="center" style:justify-single-word="false"/>
      <style:text-properties fo:font-weight="bold" officeooo:rsid="0072b451" officeooo:paragraph-rsid="0081ac34" style:font-weight-asian="bold" style:font-weight-complex="bold"/>
    </style:style>
    <style:style style:name="P57" style:family="paragraph" style:parent-style-name="Standard">
      <style:paragraph-properties fo:text-align="center" style:justify-single-word="false"/>
      <style:text-properties fo:font-weight="bold" officeooo:rsid="0072b451" officeooo:paragraph-rsid="008346c5" style:font-weight-asian="bold" style:font-weight-complex="bold"/>
    </style:style>
    <style:style style:name="P58" style:family="paragraph" style:parent-style-name="Standard">
      <style:paragraph-properties fo:text-align="center" style:justify-single-word="false"/>
      <style:text-properties fo:font-weight="bold" officeooo:rsid="0072b451" officeooo:paragraph-rsid="008444ac" style:font-weight-asian="bold" style:font-weight-complex="bold"/>
    </style:style>
    <style:style style:name="P59" style:family="paragraph" style:parent-style-name="Standard">
      <style:paragraph-properties fo:text-align="center" style:justify-single-word="false"/>
      <style:text-properties fo:font-weight="bold" officeooo:rsid="0072b451" officeooo:paragraph-rsid="00849086" style:font-weight-asian="bold" style:font-weight-complex="bold"/>
    </style:style>
    <style:style style:name="P60" style:family="paragraph" style:parent-style-name="Standard">
      <style:paragraph-properties fo:text-align="center" style:justify-single-word="false"/>
      <style:text-properties fo:font-weight="bold" officeooo:rsid="0072b451" officeooo:paragraph-rsid="008612f2" style:font-weight-asian="bold" style:font-weight-complex="bold"/>
    </style:style>
    <style:style style:name="P61" style:family="paragraph" style:parent-style-name="Standard">
      <style:paragraph-properties fo:text-align="center" style:justify-single-word="false"/>
      <style:text-properties fo:font-weight="bold" officeooo:rsid="0072b451" officeooo:paragraph-rsid="00887897" style:font-weight-asian="bold" style:font-weight-complex="bold"/>
    </style:style>
    <style:style style:name="P62" style:family="paragraph" style:parent-style-name="Standard">
      <style:paragraph-properties fo:text-align="start" style:justify-single-word="false"/>
      <style:text-properties fo:font-weight="bold" officeooo:rsid="00737b5c" officeooo:paragraph-rsid="00737b5c" style:font-weight-asian="bold" style:font-weight-complex="bold"/>
    </style:style>
    <style:style style:name="P63" style:family="paragraph" style:parent-style-name="Standard">
      <style:paragraph-properties fo:text-align="start" style:justify-single-word="false"/>
      <style:text-properties fo:font-weight="bold" officeooo:rsid="00738bb5" officeooo:paragraph-rsid="00738bb5" style:font-weight-asian="bold" style:font-weight-complex="bold"/>
    </style:style>
    <style:style style:name="P64" style:family="paragraph" style:parent-style-name="Standard">
      <style:paragraph-properties fo:text-align="start" style:justify-single-word="false"/>
      <style:text-properties fo:font-weight="bold" officeooo:rsid="00741071" officeooo:paragraph-rsid="00741071" style:font-weight-asian="bold" style:font-weight-complex="bold"/>
    </style:style>
    <style:style style:name="P65" style:family="paragraph" style:parent-style-name="Standard">
      <style:paragraph-properties fo:text-align="start" style:justify-single-word="false"/>
      <style:text-properties fo:font-weight="bold" officeooo:rsid="00759683" officeooo:paragraph-rsid="00759683" style:font-weight-asian="bold" style:font-weight-complex="bold"/>
    </style:style>
    <style:style style:name="P66" style:family="paragraph" style:parent-style-name="Standard">
      <style:paragraph-properties fo:text-align="start" style:justify-single-word="false"/>
      <style:text-properties fo:font-weight="bold" officeooo:rsid="0075cf90" officeooo:paragraph-rsid="0075cf90" style:font-weight-asian="bold" style:font-weight-complex="bold"/>
    </style:style>
    <style:style style:name="P67" style:family="paragraph" style:parent-style-name="Standard">
      <style:paragraph-properties fo:text-align="start" style:justify-single-word="false"/>
      <style:text-properties fo:font-weight="bold" officeooo:rsid="00777aaa" officeooo:paragraph-rsid="00777aaa" style:font-weight-asian="bold" style:font-weight-complex="bold"/>
    </style:style>
    <style:style style:name="P68" style:family="paragraph" style:parent-style-name="Standard">
      <style:paragraph-properties fo:text-align="start" style:justify-single-word="false"/>
      <style:text-properties fo:font-weight="bold" officeooo:rsid="00788c56" officeooo:paragraph-rsid="00788c56" style:font-weight-asian="bold" style:font-weight-complex="bold"/>
    </style:style>
    <style:style style:name="P69" style:family="paragraph" style:parent-style-name="Standard">
      <style:paragraph-properties fo:text-align="start" style:justify-single-word="false"/>
      <style:text-properties fo:font-weight="bold" officeooo:rsid="0078af23" officeooo:paragraph-rsid="0078af23" style:font-weight-asian="bold" style:font-weight-complex="bold"/>
    </style:style>
    <style:style style:name="P70" style:family="paragraph" style:parent-style-name="Standard">
      <style:paragraph-properties fo:text-align="start" style:justify-single-word="false"/>
      <style:text-properties fo:font-weight="bold" officeooo:rsid="0078af46" officeooo:paragraph-rsid="0078af46" style:font-weight-asian="bold" style:font-weight-complex="bold"/>
    </style:style>
    <style:style style:name="P71" style:family="paragraph" style:parent-style-name="Standard">
      <style:paragraph-properties fo:text-align="start" style:justify-single-word="false"/>
      <style:text-properties fo:font-weight="bold" officeooo:rsid="0079979b" officeooo:paragraph-rsid="0079979b" style:font-weight-asian="bold" style:font-weight-complex="bold"/>
    </style:style>
    <style:style style:name="P72" style:family="paragraph" style:parent-style-name="Standard">
      <style:paragraph-properties fo:text-align="start" style:justify-single-word="false"/>
      <style:text-properties fo:font-weight="bold" officeooo:rsid="007b20f4" officeooo:paragraph-rsid="007b20f4" style:font-weight-asian="bold" style:font-weight-complex="bold"/>
    </style:style>
    <style:style style:name="P73" style:family="paragraph" style:parent-style-name="Standard">
      <style:paragraph-properties fo:text-align="start" style:justify-single-word="false"/>
      <style:text-properties fo:font-weight="bold" officeooo:rsid="007b3c96" officeooo:paragraph-rsid="007b3c96" style:font-weight-asian="bold" style:font-weight-complex="bold"/>
    </style:style>
    <style:style style:name="P74" style:family="paragraph" style:parent-style-name="Standard">
      <style:paragraph-properties fo:text-align="start" style:justify-single-word="false"/>
      <style:text-properties fo:font-weight="bold" officeooo:rsid="007be97c" officeooo:paragraph-rsid="007be97c" style:font-weight-asian="bold" style:font-weight-complex="bold"/>
    </style:style>
    <style:style style:name="P75" style:family="paragraph" style:parent-style-name="Standard">
      <style:paragraph-properties fo:text-align="start" style:justify-single-word="false"/>
      <style:text-properties fo:font-weight="bold" officeooo:rsid="007c4b78" officeooo:paragraph-rsid="007c4b78" style:font-weight-asian="bold" style:font-weight-complex="bold"/>
    </style:style>
    <style:style style:name="P76" style:family="paragraph" style:parent-style-name="Standard">
      <style:paragraph-properties fo:text-align="start" style:justify-single-word="false"/>
      <style:text-properties fo:font-weight="bold" officeooo:rsid="007e26bc" officeooo:paragraph-rsid="007e26bc" style:font-weight-asian="bold" style:font-weight-complex="bold"/>
    </style:style>
    <style:style style:name="P77" style:family="paragraph" style:parent-style-name="Standard">
      <style:paragraph-properties fo:text-align="start" style:justify-single-word="false"/>
      <style:text-properties fo:font-weight="bold" officeooo:rsid="007f2fb4" officeooo:paragraph-rsid="007f2fb4" style:font-weight-asian="bold" style:font-weight-complex="bold"/>
    </style:style>
    <style:style style:name="P78" style:family="paragraph" style:parent-style-name="Standard">
      <style:paragraph-properties fo:text-align="start" style:justify-single-word="false"/>
      <style:text-properties fo:font-weight="bold" officeooo:rsid="00810067" officeooo:paragraph-rsid="00810067" style:font-weight-asian="bold" style:font-weight-complex="bold"/>
    </style:style>
    <style:style style:name="P79" style:family="paragraph" style:parent-style-name="Standard">
      <style:paragraph-properties fo:text-align="start" style:justify-single-word="false"/>
      <style:text-properties fo:font-weight="bold" officeooo:rsid="0081ac34" officeooo:paragraph-rsid="0081ac34" style:font-weight-asian="bold" style:font-weight-complex="bold"/>
    </style:style>
    <style:style style:name="P80" style:family="paragraph" style:parent-style-name="Standard">
      <style:paragraph-properties fo:text-align="start" style:justify-single-word="false"/>
      <style:text-properties fo:font-weight="bold" officeooo:rsid="0082da5f" officeooo:paragraph-rsid="0082da5f" style:font-weight-asian="bold" style:font-weight-complex="bold"/>
    </style:style>
    <style:style style:name="P81" style:family="paragraph" style:parent-style-name="Standard">
      <style:paragraph-properties fo:text-align="start" style:justify-single-word="false"/>
      <style:text-properties fo:font-weight="bold" officeooo:rsid="008346c5" officeooo:paragraph-rsid="008346c5" style:font-weight-asian="bold" style:font-weight-complex="bold"/>
    </style:style>
    <style:style style:name="P82" style:family="paragraph" style:parent-style-name="Standard">
      <style:paragraph-properties fo:text-align="start" style:justify-single-word="false"/>
      <style:text-properties fo:font-weight="bold" officeooo:rsid="0083f80c" officeooo:paragraph-rsid="0083f80c" style:font-weight-asian="bold" style:font-weight-complex="bold"/>
    </style:style>
    <style:style style:name="P83" style:family="paragraph" style:parent-style-name="Standard">
      <style:paragraph-properties fo:text-align="start" style:justify-single-word="false"/>
      <style:text-properties fo:font-weight="bold" officeooo:rsid="008444ac" officeooo:paragraph-rsid="008444ac" style:font-weight-asian="bold" style:font-weight-complex="bold"/>
    </style:style>
    <style:style style:name="P84" style:family="paragraph" style:parent-style-name="Standard">
      <style:paragraph-properties fo:text-align="start" style:justify-single-word="false"/>
      <style:text-properties fo:font-weight="bold" officeooo:rsid="00849086" officeooo:paragraph-rsid="00849086" style:font-weight-asian="bold" style:font-weight-complex="bold"/>
    </style:style>
    <style:style style:name="P85" style:family="paragraph" style:parent-style-name="Standard">
      <style:paragraph-properties fo:text-align="start" style:justify-single-word="false"/>
      <style:text-properties fo:font-weight="bold" officeooo:rsid="008612f2" officeooo:paragraph-rsid="008612f2" style:font-weight-asian="bold" style:font-weight-complex="bold"/>
    </style:style>
    <style:style style:name="P86" style:family="paragraph" style:parent-style-name="Standard">
      <style:paragraph-properties fo:text-align="start" style:justify-single-word="false"/>
      <style:text-properties fo:font-weight="bold" officeooo:rsid="008745eb" officeooo:paragraph-rsid="008745eb" style:font-weight-asian="bold" style:font-weight-complex="bold"/>
    </style:style>
    <style:style style:name="P87" style:family="paragraph" style:parent-style-name="Standard">
      <style:paragraph-properties fo:text-align="start" style:justify-single-word="false"/>
      <style:text-properties fo:font-weight="bold" officeooo:rsid="00887897" officeooo:paragraph-rsid="00887897" style:font-weight-asian="bold" style:font-weight-complex="bold"/>
    </style:style>
    <style:style style:name="P88" style:family="paragraph" style:parent-style-name="Standard">
      <style:paragraph-properties fo:text-align="start" style:justify-single-word="false"/>
      <style:text-properties fo:font-weight="normal" officeooo:rsid="006a5a3c" officeooo:paragraph-rsid="006a5a3c" style:font-weight-asian="normal" style:font-weight-complex="normal"/>
    </style:style>
    <style:style style:name="P89" style:family="paragraph" style:parent-style-name="Standard">
      <style:paragraph-properties fo:text-align="start" style:justify-single-word="false"/>
      <style:text-properties fo:font-weight="normal" officeooo:rsid="006c0177" officeooo:paragraph-rsid="006c0177" style:font-weight-asian="normal" style:font-weight-complex="normal"/>
    </style:style>
    <style:style style:name="P90" style:family="paragraph" style:parent-style-name="Standard">
      <style:paragraph-properties fo:text-align="start" style:justify-single-word="false"/>
      <style:text-properties fo:font-weight="normal" officeooo:rsid="006c9344" officeooo:paragraph-rsid="006c9344" style:font-weight-asian="normal" style:font-weight-complex="normal"/>
    </style:style>
    <style:style style:name="P91" style:family="paragraph" style:parent-style-name="Standard">
      <style:paragraph-properties fo:text-align="start" style:justify-single-word="false"/>
      <style:text-properties fo:font-weight="normal" officeooo:rsid="0072b451" officeooo:paragraph-rsid="0072b451" style:font-weight-asian="normal" style:font-weight-complex="normal"/>
    </style:style>
    <style:style style:name="P92" style:family="paragraph" style:parent-style-name="Standard">
      <style:paragraph-properties fo:text-align="start" style:justify-single-word="false"/>
      <style:text-properties fo:font-weight="normal" officeooo:rsid="0072b451" officeooo:paragraph-rsid="00887897" style:font-weight-asian="normal" style:font-weight-complex="normal"/>
    </style:style>
    <style:style style:name="P93" style:family="paragraph" style:parent-style-name="Standard">
      <style:paragraph-properties fo:text-align="start" style:justify-single-word="false"/>
      <style:text-properties fo:font-weight="normal" officeooo:rsid="00737b5c" officeooo:paragraph-rsid="00737b5c" style:font-weight-asian="normal" style:font-weight-complex="normal"/>
    </style:style>
    <style:style style:name="P94" style:family="paragraph" style:parent-style-name="Standard">
      <style:paragraph-properties fo:text-align="start" style:justify-single-word="false"/>
      <style:text-properties fo:font-weight="normal" officeooo:rsid="00738bb5" officeooo:paragraph-rsid="00738bb5" style:font-weight-asian="normal" style:font-weight-complex="normal"/>
    </style:style>
    <style:style style:name="P95" style:family="paragraph" style:parent-style-name="Standard">
      <style:paragraph-properties fo:text-align="start" style:justify-single-word="false"/>
      <style:text-properties fo:font-weight="normal" officeooo:rsid="00741071" officeooo:paragraph-rsid="00741071" style:font-weight-asian="normal" style:font-weight-complex="normal"/>
    </style:style>
    <style:style style:name="P96" style:family="paragraph" style:parent-style-name="Standard">
      <style:paragraph-properties fo:text-align="start" style:justify-single-word="false"/>
      <style:text-properties fo:font-weight="normal" officeooo:rsid="00759683" officeooo:paragraph-rsid="00759683" style:font-weight-asian="normal" style:font-weight-complex="normal"/>
    </style:style>
    <style:style style:name="P97" style:family="paragraph" style:parent-style-name="Standard">
      <style:paragraph-properties fo:text-align="start" style:justify-single-word="false"/>
      <style:text-properties fo:font-weight="normal" officeooo:rsid="0075cf90" officeooo:paragraph-rsid="0075cf90" style:font-weight-asian="normal" style:font-weight-complex="normal"/>
    </style:style>
    <style:style style:name="P98" style:family="paragraph" style:parent-style-name="Standard">
      <style:paragraph-properties fo:text-align="start" style:justify-single-word="false"/>
      <style:text-properties fo:font-weight="normal" officeooo:rsid="00777aaa" officeooo:paragraph-rsid="00777aaa" style:font-weight-asian="normal" style:font-weight-complex="normal"/>
    </style:style>
    <style:style style:name="P99" style:family="paragraph" style:parent-style-name="Standard">
      <style:paragraph-properties fo:text-align="start" style:justify-single-word="false"/>
      <style:text-properties fo:font-weight="normal" officeooo:rsid="0078af23" officeooo:paragraph-rsid="0078af23" style:font-weight-asian="normal" style:font-weight-complex="normal"/>
    </style:style>
    <style:style style:name="P100" style:family="paragraph" style:parent-style-name="Standard">
      <style:paragraph-properties fo:text-align="start" style:justify-single-word="false"/>
      <style:text-properties fo:font-weight="normal" officeooo:rsid="0079979b" officeooo:paragraph-rsid="0079979b" style:font-weight-asian="normal" style:font-weight-complex="normal"/>
    </style:style>
    <style:style style:name="P101" style:family="paragraph" style:parent-style-name="Standard">
      <style:paragraph-properties fo:text-align="start" style:justify-single-word="false"/>
      <style:text-properties fo:font-weight="normal" officeooo:rsid="007b20f4" officeooo:paragraph-rsid="007b20f4" style:font-weight-asian="normal" style:font-weight-complex="normal"/>
    </style:style>
    <style:style style:name="P102" style:family="paragraph" style:parent-style-name="Standard">
      <style:paragraph-properties fo:text-align="start" style:justify-single-word="false"/>
      <style:text-properties fo:font-weight="normal" officeooo:rsid="007b3c96" officeooo:paragraph-rsid="007b3c96" style:font-weight-asian="normal" style:font-weight-complex="normal"/>
    </style:style>
    <style:style style:name="P103" style:family="paragraph" style:parent-style-name="Standard">
      <style:paragraph-properties fo:text-align="start" style:justify-single-word="false"/>
      <style:text-properties fo:font-weight="normal" officeooo:rsid="007be97c" officeooo:paragraph-rsid="007be97c" style:font-weight-asian="normal" style:font-weight-complex="normal"/>
    </style:style>
    <style:style style:name="P104" style:family="paragraph" style:parent-style-name="Standard">
      <style:paragraph-properties fo:text-align="start" style:justify-single-word="false"/>
      <style:text-properties fo:font-weight="normal" officeooo:rsid="007c4b78" officeooo:paragraph-rsid="007c4b78" style:font-weight-asian="normal" style:font-weight-complex="normal"/>
    </style:style>
    <style:style style:name="P105" style:family="paragraph" style:parent-style-name="Standard">
      <style:paragraph-properties fo:text-align="start" style:justify-single-word="false"/>
      <style:text-properties fo:font-weight="normal" officeooo:rsid="00810067" officeooo:paragraph-rsid="00810067" style:font-weight-asian="normal" style:font-weight-complex="normal"/>
    </style:style>
    <style:style style:name="P106" style:family="paragraph" style:parent-style-name="Standard">
      <style:paragraph-properties fo:text-align="start" style:justify-single-word="false"/>
      <style:text-properties fo:font-weight="normal" officeooo:rsid="0081ac34" officeooo:paragraph-rsid="0081ac34" style:font-weight-asian="normal" style:font-weight-complex="normal"/>
    </style:style>
    <style:style style:name="P107" style:family="paragraph" style:parent-style-name="Standard">
      <style:paragraph-properties fo:text-align="start" style:justify-single-word="false"/>
      <style:text-properties fo:font-weight="normal" officeooo:rsid="008346c5" officeooo:paragraph-rsid="008346c5" style:font-weight-asian="normal" style:font-weight-complex="normal"/>
    </style:style>
    <style:style style:name="P108" style:family="paragraph" style:parent-style-name="Standard">
      <style:paragraph-properties fo:text-align="start" style:justify-single-word="false"/>
      <style:text-properties fo:font-weight="normal" officeooo:rsid="0083f80c" officeooo:paragraph-rsid="0083f80c" style:font-weight-asian="normal" style:font-weight-complex="normal"/>
    </style:style>
    <style:style style:name="P109" style:family="paragraph" style:parent-style-name="Standard">
      <style:paragraph-properties fo:text-align="start" style:justify-single-word="false"/>
      <style:text-properties fo:font-weight="normal" officeooo:rsid="008444ac" officeooo:paragraph-rsid="008444ac" style:font-weight-asian="normal" style:font-weight-complex="normal"/>
    </style:style>
    <style:style style:name="P110" style:family="paragraph" style:parent-style-name="Standard">
      <style:paragraph-properties fo:text-align="start" style:justify-single-word="false"/>
      <style:text-properties fo:font-weight="normal" officeooo:rsid="00849086" officeooo:paragraph-rsid="00849086" style:font-weight-asian="normal" style:font-weight-complex="normal"/>
    </style:style>
    <style:style style:name="P111" style:family="paragraph" style:parent-style-name="Standard">
      <style:paragraph-properties fo:text-align="start" style:justify-single-word="false"/>
      <style:text-properties fo:font-weight="normal" officeooo:rsid="008612f2" officeooo:paragraph-rsid="008612f2" style:font-weight-asian="normal" style:font-weight-complex="normal"/>
    </style:style>
    <style:style style:name="P112" style:family="paragraph" style:parent-style-name="Standard">
      <style:paragraph-properties fo:text-align="start" style:justify-single-word="false"/>
      <style:text-properties fo:font-weight="normal" officeooo:rsid="008745eb" officeooo:paragraph-rsid="008745eb" style:font-weight-asian="normal" style:font-weight-complex="normal"/>
    </style:style>
    <style:style style:name="P113" style:family="paragraph" style:parent-style-name="Standard">
      <style:paragraph-properties fo:text-align="start" style:justify-single-word="false"/>
      <style:text-properties fo:font-weight="normal" officeooo:rsid="00887897" officeooo:paragraph-rsid="00887897" style:font-weight-asian="normal" style:font-weight-complex="normal"/>
    </style:style>
    <style:style style:name="P114" style:family="paragraph" style:parent-style-name="Standard">
      <style:text-properties officeooo:paragraph-rsid="0013202e"/>
    </style:style>
    <style:style style:name="T1"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weight-asian="normal" style:font-size-complex="8pt" style:font-weight-complex="normal"/>
    </style:style>
    <style:style style:name="T2"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weight-asian="normal" style:font-size-complex="8pt" style:font-weight-complex="normal"/>
    </style:style>
    <style:style style:name="T3"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ize-complex="8pt"/>
    </style:style>
    <style:style style:name="T4" style:family="text">
      <style:text-properties fo:font-variant="normal" fo:text-transform="none" fo:color="#ffffff" loext:opacity="100%" style:text-line-through-style="none" style:text-line-through-type="none" style:font-name="Noto Sans Mono" fo:font-size="8pt" fo:font-style="normal" style:text-underline-style="none" fo:font-weight="normal" style:text-blinking="false"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text-line-through-style="none" style:text-line-through-type="none" style:font-name="Noto Sans Mono" fo:font-size="8pt" fo:font-style="normal" style:text-underline-style="none" fo:font-weight="normal" officeooo:rsid="006a5a3c" style:text-blinking="false"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ize-complex="8pt"/>
    </style:style>
    <style:style style:name="T7" style:family="text">
      <style:text-properties fo:font-variant="normal" fo:text-transform="none" fo:color="#ffffff" loext:opacity="100%" style:text-line-through-style="none" style:text-line-through-type="none" style:font-name="Noto Sans Mono" fo:font-size="8pt" fo:font-style="normal" style:text-underline-style="none" officeooo:rsid="006a5a3c" style:text-blinking="false" fo:background-color="transparent" loext:char-shading-value="0" style:font-size-asian="8pt" style:font-size-complex="8pt"/>
    </style:style>
    <style:style style:name="T8" style:family="text">
      <style:text-properties fo:font-variant="normal" fo:text-transform="none" fo:color="#ffffff" loext:opacity="100%" style:text-line-through-style="none" style:text-line-through-type="none" style:font-name="Noto Sans Mono" fo:font-size="8pt" fo:font-style="normal" style:text-underline-style="none" style:text-blinking="false" fo:background-color="transparent" loext:char-shading-value="0" style:font-size-asian="8pt" style:font-style-asian="normal" style:font-size-complex="8pt" style:font-style-complex="normal"/>
    </style:style>
    <style:style style:name="T9" style:family="text">
      <style:text-properties fo:font-variant="normal" fo:text-transform="none" fo:color="#ffffff" loext:opacity="100%" style:text-line-through-style="none" style:text-line-through-type="none" style:font-name="Noto Sans Mono" fo:font-size="8pt" fo:font-style="italic" style:text-underline-style="none" fo:font-weight="normal" style:text-blinking="false" fo:background-color="transparent" loext:char-shading-value="0" style:font-size-asian="8pt" style:font-style-asian="italic" style:font-weight-asian="normal" style:font-size-complex="8pt" style:font-style-complex="italic" style:font-weight-complex="normal"/>
    </style:style>
    <style:style style:name="T10" style:family="text">
      <style:text-properties fo:font-variant="normal" fo:text-transform="none" fo:color="#ffffff" loext:opacity="100%" style:text-line-through-style="none" style:text-line-through-type="none" style:font-name="Noto Sans Mono" fo:font-size="8pt" fo:font-style="italic" style:text-underline-style="none" style:text-blinking="false" fo:background-color="transparent" loext:char-shading-value="0" style:font-size-asian="8pt" style:font-style-asian="italic" style:font-size-complex="8pt" style:font-style-complex="italic"/>
    </style:style>
    <style:style style:name="T11" style:family="text">
      <style:text-properties fo:font-variant="normal" fo:text-transform="none" fo:color="#ffffff" loext:opacity="100%" style:text-line-through-style="solid" style:text-line-through-type="single" style:font-name="Noto Sans Mono" fo:font-size="8pt" fo:font-style="normal" style:text-underline-style="none" style:text-blinking="false" fo:background-color="transparent" loext:char-shading-value="0" style:font-size-asian="8pt" style:font-style-asian="normal" style:font-size-complex="8pt"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II.VII.XXIV</text:p>
      <text:p text:style-name="P1"/>
      <text:p text:style-name="P1">GitHub indicates that my last journal entry was four months ago, November 22nd. I was playing Hardcore WoW, which means I spent the winter leveling one-and-a-half WoW toons, making a record with Scott McMicken, eating lots of noodles and making efforts to cut back on drinking.</text:p>
      <text:p text:style-name="P1"><text:s text:c="3"/>Last Saturday, I stopped by the Brew Pump on my way to the Ether Jam and ordered a beer out of habit. I stared at it with regret, wondering what it could possibly do for me apart from lead to more drinking. We had an incredible jam that night.</text:p>
      <text:p text:style-name="P1"><text:s text:c="3"/>Some of my reconsiderings had begun from conversations I'd recently had with Hannah after confessing that it seemed like we like each other. Her initial "conclusion" was that we are too different, partly because of my relationship with substances.</text:p>
      <text:p text:style-name="P1"><text:s text:c="3"/>We have gone back and forth from being on the same page to not. My love for her still grows. Thankfully, we have both already made the mistake of convincing someone to love us. She has promised to smash me over the head with her love if she finds it.</text:p>
      <text:p text:style-name="P1"/>
      <text:p text:style-name="P1">I have been listening to music for pleasure and have even signed up for ad-free Spotify to satiate my appetite. This is the result of an even split between being inspired by the Scott album, having time to heal from Holy Ghost and not sacrificing my personal enjoyments for the sake of a partner for the first time in ~12 years.</text:p>
      <text:p text:style-name="P1"/>
      <text:p text:style-name="P1">The ultimate paradigm shift that led me to purchase this journal and pen was the realization of my dream life, walking around and encountering people could <text:soft-page-break/>be executed beyond my wildest dreams without the excuse of beer prohibiting me from how long I can "be in the field."</text:p>
      <text:p text:style-name="P1"/>
      <text:p text:style-name="P1">On Sunday, I saw Cait while drinking a coffee at the Brew Pump. She asked if I was sober in a shocked manner. I realized she hadn't changed at all in ten months, which contextualized how much I had.</text:p>
      <text:p text:style-name="P1"><text:s text:c="3"/>Monday, I walked downtown, craved a beer, had a coffee instead, went to Altamont Deli, ordered a cheese steak, ran into Matt Shepard, had a picnic with him, walked back to the west side, met Old Sap at the Brew Pump, went home, took a bath, got invited to the Mashup by Lucy, had a great time, then went to Double Crown, Fleetwood's, the Country Club and home.</text:p>
      <text:p text:style-name="P1"><text:s text:c="3"/>Zero beers were had, but I still felt pleasantly rocked when I got home. I listened to music and ate a box of Cheez-Its.</text:p>
      <text:p text:style-name="P1"><text:s text:c="3"/>Tuesday I voted, hung with Francis and fell asleep at 7PM. Wednesday I was lazy until our trio shed hang where we recorded Bobby.</text:p>
      <text:p text:style-name="P1"/>
      <text:p text:style-name="P1">Today, I woke up, craved a walk downtown and realized there was no such thing as too early if no alcohol came into play. I got a coffee from AVL Club, drank it in three locations, walked into the library, couldn't find a book, looked out the window, saw Staples and remembered how I had bought a journal there before.</text:p>
      <text:p text:style-name="P1"><text:s text:c="3"/>I decided it was time, so I did that, came back to the library, sat in the same spot and wrote.</text:p>
      <text:p text:style-name="P1"/>
      <text:p text:style-name="P1">I've also been thinking about how any invitation ever from my dad to hang out always specifically includes beer. </text:p>
      <text:p text:style-name="P1"><text:s/></text:p>
      <text:p text:style-name="P3"><text:soft-page-break/>. . .</text:p>
      <text:p text:style-name="P1"/>
      <text:p text:style-name="P1">I got a cold brew from avlclub, texted a couple people outside of Little Bee, popped into Harvest, bought a copy of Shabang, talked to Mark, who is in a band opening for Hypos at Eulogy, walked into Revolve, chatted with Emily for a minute, ate some lamburgers at Botiwalla, came home, listened to Guero and texted people about band things. I then walked to Aldi, stopping before and after at UJ to hang with Erica and Taylor, which led to seeing Francis and JB as well.</text:p>
      <text:p text:style-name="P1"><text:s text:c="3"/>The sun started going down, so Erica and I walked home, where I wrote in my journal after putting my groceries away: peas, Cheez-Its, clementines and bananas.</text:p>
      <text:p text:style-name="P1"/>
      <text:p text:style-name="P3">. . .</text:p>
      <text:p text:style-name="P1"/>
      <text:p text:style-name="P1">I walked downtown, stopping briefly at the Country Club and Morgan's Comics. Rachel's loops were mesmerizing. I sat with Old Sap and his wife Leah (?) until set break, at which point I signed up to buy Rachel's upcoming vinyl.</text:p>
      <text:p text:style-name="P1"><text:s text:c="3"/>I walked back to the west side, stopping briefly at the Double Crown for a Squirrel Nut Zippers-esque band, went to Ingles for Cheetos, grape juice &amp; Sprite, then hung at the Country Club a bit before walking home, getting into my pajamas and writing in my journal. It was good to talk to Taylor Martin for a few. </text:p>
      <text:p text:style-name="P1"/>
      <text:p text:style-name="P2">III.VIII</text:p>
      <text:p text:style-name="P1"/>
      <text:p text:style-name="P1">I woke at 9:30 and consumed way too much content on my phone. Eventually, I went downstairs, made a cup-and-a-half of coffee, talked to Erica for a few <text:soft-page-break/>minutes, came up to my room and looked at my phone some more.</text:p>
      <text:p text:style-name="P1"><text:s text:c="3"/>Allison Etzel posted a story of a peeled clementine saying she had just recreated a dating profile, which she has always hated doing, so if anyone wants to ask her out, now is their chance. I asked if she'd like to go on a date sometime, and then specifically suggested the Hypos show.</text:p>
      <text:p text:style-name="P1"/>
      <text:p text:style-name="P1">I listened to Bobby, watched the Okonski Secret Sounds, which segued into a Dr. Dog live concert. I decided I was definitely in the mood for that, but after a couple songs, I decided I didn't need video, so I put their Live in San Fran album on and have been listening to it while writing in my journal.</text:p>
      <text:p text:style-name="P1"><text:s text:c="3"/>Just as it was getting really exciting, they started playing Easy Beat and brought Pat on stage, who got sappy for a xecond, something I don't even remember from Brian's funeral. I can't believe I just called him that.</text:p>
      <text:p text:style-name="P1"/>
      <text:p text:style-name="P1">Things got lazy and less blatantly sacred after that. I ate Cheez-Its, ramen w/ peas and listened to some more Dr. Dog.</text:p>
      <text:p text:style-name="P1"/>
      <text:p text:style-name="P3">. . .</text:p>
      <text:p text:style-name="P1"/>
      <text:p text:style-name="P1">I walked to Izzy's, enjoyed a coffee on their porch and then walked down to Kevin's house where we had a fun and relazed evening going through tunes we'd like to eventually cover for a divas show. To Dulci's surprise, I walked home in the rain, ate the rest of my Cheetos and fell asleep.</text:p>
      <text:p text:style-name="P1"/>
      <text:p text:style-name="P2">III.IX</text:p>
      <text:p text:style-name="P1"/>
      <text:p text:style-name="P1"><text:soft-page-break/>Woke to pre-9AM texts from Tina, made coffee, looked at my phone a bit, learned Ryan has COVID, agreed to hopefully rock anyway and wrote in my journal.</text:p>
      <text:p text:style-name="P1"/>
      <text:p text:style-name="P3">. . .</text:p>
      <text:p text:style-name="P1"/>
      <text:p text:style-name="P1">I loaded drums into the truck, set them up, drove home, made peas n' noodles, packed my bag, walked to Battle Cat, drank two coffees, ran through the set with Kevin and wrote in my journal.</text:p>
      <text:p text:style-name="P1"/>
      <text:p text:style-name="P3">. . .</text:p>
      <text:p text:style-name="P1"/>
      <text:p text:style-name="P1">We played a beautiful set. At some point, I decided my next drink is locked inside Darwin's time capsule. Tina gave me a ride home, where I got undressed, laid in bed and texted with Hannah a bit before falling asleep.</text:p>
      <text:p text:style-name="P1"/>
      <text:p text:style-name="P2">III.X</text:p>
      <text:p text:style-name="P1"/>
      <text:p text:style-name="P1">I woke at the new eleven, got dressed and collected my drums from Story Parlor. I came home, made a cup of coffee and did my best to ride the line of inviting Hannah to the Hypos show vs seeing if I would see her there. Her response leaned slightly toward the latter.</text:p>
      <text:p text:style-name="P1"><text:s text:c="3"/>I ate a banana, made a second cup of coffee, listened to Michael Kiwanuka and then the Ever-Expanding record while writing in my journal.</text:p>
      <text:p text:style-name="P1"><text:s text:c="3"/>It is dawning on me now that the record could possibly be eponymous.</text:p>
      <text:p text:style-name="P1"/>
      <text:p text:style-name="P1">I listened to some Michael Nau, took a bath, made some pea noodles, played some phone chess with JB and wrote in my journal while contemplating a third cup of coffee.</text:p>
      <text:p text:style-name="P1"><text:soft-page-break/></text:p>
      <text:p text:style-name="P3">. . .</text:p>
      <text:p text:style-name="P1"/>
      <text:p text:style-name="P1">I rode with Kev to the shed where we worked on Endlessly the Spirit, All the Way, Coulda Shoulda Woulda, Bobby, Dancefloor and When You're Easy. We also walked around and took some band photos. At one point, I almost exclaimed, "This is just the best," but I kept it to myself.</text:p>
      <text:p text:style-name="P1"><text:s text:c="3"/>Kevin and I rode home mostly in silence until I decided to mention my date with Allison. I went quickly to bed, only taking my clothes off one at a time when they started to bother me. </text:p>
      <text:p text:style-name="P1"/>
      <text:p text:style-name="P2">III.XI</text:p>
      <text:p text:style-name="P1"/>
      <text:p text:style-name="P1">I woke and laid in bed until I heard Erica leaving, at which point I made a coffee and listened to our songs from the night before--six of 'em! I've done little else apart from making my bed and cleaning my room and writing in my journal. Oh man, I forgot about Paranoid. That makes seven songs!</text:p>
      <text:p text:style-name="P1"/>
      <text:p text:style-name="P3">. . .</text:p>
      <text:p text:style-name="P1"/>
      <text:p text:style-name="P1">I decided to walk downtown but was hollered at by Piper, so we ate lunch at Tastee Diner. I walked home after that, put my sandwich in the fridge and walked to Aldi for grapes and citrus before swinging by the brewpump and drinking four cups of coffee.</text:p>
      <text:p text:style-name="P1"><text:s text:c="3"/>I walked home as the sun started to go down to put on my nighttime clothes and write in my journal.</text:p>
      <text:p text:style-name="P1"/>
      <text:p text:style-name="P3">. . .</text:p>
      <text:p text:style-name="P1"/>
      <text:p text:style-name="P1"><text:soft-page-break/>Erica followed me up to Different World for a drink and seemed surprised that I left without having one. The show had not yet started and it was very quiet.</text:p>
      <text:p text:style-name="P1"><text:s text:c="3"/>I walked up to One World and posted up while the Mashup sound checked and the room filled in. At 9:20, I walked back to Different World and watched Slow Packer while sort of standing next to Hannah. She seemed unhappy, which made me realize that's how she often seems.</text:p>
      <text:p text:style-name="P1"><text:s text:c="3"/>She went home for sleep, so I walked back to One World. Barbie told me Justin was basically refusing to leave Cait's house, which was unsurprising apart from me figuring that had already played out.</text:p>
      <text:p text:style-name="P1"><text:s text:c="3"/>I drove Lucy &amp; I up to Double Crown, but they were closed, so we went to Waffle House and then Lucy House. We promptly got in bed and watched Ricky Stanicky. I dreamt I was in Roller Coaster Tycoon with Allison Etzel looking for secrets.</text:p>
      <text:p text:style-name="P1"/>
      <text:p text:style-name="P2">III.XII</text:p>
      <text:p text:style-name="P1"/>
      <text:p text:style-name="P1">I woke, drank tons of coffee and watched Lucy try to organize her life. SHe eventually drove me home, where I made some peas n' noodles; I packed my bag, walked to the Pump, arrived at 3:00 on the nose, ate my food and wrote in my journal.</text:p>
      <text:p text:style-name="P1"/>
      <text:p text:style-name="P3">. . .</text:p>
      <text:p text:style-name="P1"/>
      <text:p text:style-name="P1">I felt very tired at 3:45, so I walked home, ate some fruit and laid down for a while. I went back to the Pump and hung out until sundown, at which point I went back home, took a bath, ate some food, talked to Erica and was in bed by 11.</text:p>
      <text:p text:style-name="P1"/>
      <text:p text:style-name="P2">III.XIII</text:p>
      <text:p text:style-name="P1"/>
      <text:p text:style-name="P1"><text:soft-page-break/>I woke around ten, got dressed and walked straight to the Asheville Club, where I drank an Americano. They were trying to fix the Guinness tap, and Sal brought me a foaming pint so that I may assess its quality, which I declined. "I can't," I said, "I quit."</text:p>
      <text:p text:style-name="P1"><text:s text:c="3"/>I got a second Americano and drank it in Bartel Pritchard, where three App kids asked if they could pray for me. Bless their hearts, they sure tried. Allison said she wanted to get dinner at Botiwalla, so I started heading back west.</text:p>
      <text:p text:style-name="P1"><text:s text:c="3"/>But, she was confused and thought Botiwalla was downtown. She said she had a Burial gift card though, so we decided we would eat there. I ran into Myles on my way home, changed shoes, packed my bag and walked up to the brewpump where I drank a coffee and wrote in my journal.</text:p>
      <text:p text:style-name="P1"><text:s text:c="3"/>I got a second cup, smoked some pot and rode that wave before walking across the street and buying some arugula alternative. I walked home, made a bagel sandwich and wrote in my journal, still very high.</text:p>
      <text:p text:style-name="P1"/>
      <text:p text:style-name="P3">. . .</text:p>
      <text:p text:style-name="P1"/>
      <text:p text:style-name="P1">I walked to Country Club, drank a soda water w/ Dave, started walking downtown, hung on the stoop w/ Fletcher and Mikey, went to Burial, sat with the band until Allison showed up, ate with her, went to the concert, made plans to Eat Botiwalla with Allison soon, caught a ride to the Country Club, drank a soda water w/ Cait, walked home, ate some grapes and wrote in my journal.</text:p>
      <text:p text:style-name="P1"/>
      <text:p text:style-name="P2">III.XIV</text:p>
      <text:p text:style-name="P1"/>
      <text:p text:style-name="P1"><text:soft-page-break/>I woke at 8, drank two cups of coffee, walked to Aldi, made noodles n' peas and came dangerously close to taking a nap before writing in my journal.</text:p>
      <text:p text:style-name="P1"><text:s text:c="3"/>I went to the brewpump, then Kevin's house to let Charlie out. Then, I met Juan at the Pump and played two games of Splendor before walking home, taking a bath and going straight to bed with my window cracked.</text:p>
      <text:p text:style-name="P1"/>
      <text:p text:style-name="P2">III.XV</text:p>
      <text:p text:style-name="P1"/>
      <text:p text:style-name="P1">I slept so hard thanks to the rain and thunder, and only getting four hours the night before. I dreamt that I was offered a glass of champagne while at a party w/ Scott &amp; Leann--among many other dreams--and drank it out of sheer forgetfulness, which was very upsetting.</text:p>
      <text:p text:style-name="P1"><text:s text:c="3"/>It was nearly 1130 when I woke to notifications about unpaid bills, phone &amp; Shopify, chess w/ JB, concert notifications and the 1,000th Wordle, that I decided to cheat on. I went downstairs, made a coffee, came back to my bed and wrote in my journal.</text:p>
      <text:p text:style-name="P1"><text:s text:c="3"/>My heart was feeling heavy so I decided to take a walk. By the time I made it to Battle Cat, I knew I had something to say to Allison, that my heart was partly tied to someone who wants to remain friends and so whatever she and I want to explore will have to be careful and casual.</text:p>
      <text:p text:style-name="P1"><text:s text:c="3"/>I was outside of the Grey Eagle when she texted me back saying she was in a similar situation and was relieved to know I wasn't looking for exclusive on the quick.</text:p>
      <text:p text:style-name="P1"><text:s text:c="3"/>I walked to the Asheville Club, got a coffee and Sierra's number, chated with Edwin on the street, who understood exactly what I was up to musically and how much it meant, got a latte and walked to the Country Club where I chatted with Jessie, Juliette <text:soft-page-break/>and met John. I came home, ate a banana, brushed my teeth and wrote in my journal.</text:p>
      <text:p text:style-name="P1"/>
      <text:p text:style-name="P3">. . .</text:p>
      <text:p text:style-name="P1"/>
      <text:p text:style-name="P1">I went to Botiwalla, had dinner with Allison and walked to the Brew Pump, but they were closed. I ran into Allen in the parking lot and we decided to go to UJ, where Francis was sitting at the bar. After chatting with him, I walked home, made my bed and wrote in my journal.</text:p>
      <text:p text:style-name="P1"/>
      <text:p text:style-name="P1">III.XVI</text:p>
      <text:p text:style-name="P1"/>
      <text:p text:style-name="P1">Again I stayed up late and woke up early; Erica was having a gout attack. I made a coffee before 8am, walked downtown to AVL club, ordered one, saw Kari Gunn outside of Bartel Prichard. I ordered another, drank some in the bar and walked to the west side, stopping to pee at Archetype.</text:p>
      <text:p text:style-name="P1"><text:s text:c="3"/>I talked to my mom while I walked to Odd's, where I sat on the back porch and listened to music. Retrocade's tunes got too loud when they opened their garage door, so I went and sat on the pile of lumber at the top of Sand Hill.</text:p>
      <text:p text:style-name="P1"><text:s text:c="3"/>I walked down to Middlemont, running into Courtney &amp; Lindsey on the way, who were racking mountain bikes on the back of their van. I ran through 11 tunes w/ Ryan, Melissa and Max including a coffee break, #4, with Ryan.</text:p>
      <text:p text:style-name="P1"><text:s text:c="3"/>I played them Back in the Water and walked up to Diatribe where I went 2-1 in chess with Charlie and drank an Athletic IPA. I walked home, made peas &amp; noodles, ate a bunch of fruit, changed into my Rainbows and walked up to the brewpump. I ate my food, smoked a bowl, drank some Cheerwine, sat next to Dr. Myles and wrote in my journal.</text:p>
      <text:p text:style-name="P1"><text:soft-page-break/></text:p>
      <text:p text:style-name="P3">. . .</text:p>
      <text:p text:style-name="P1"/>
      <text:p text:style-name="P1">Lucy was wanting to get into something, so I told her about the Orange Moon/orange soda release party, and she wanted to go, so I walked home, changed shoes and dropped off my bag before walking back to the brewpump and hopping in the car with her.</text:p>
      <text:p text:style-name="P1"><text:s text:c="3"/>We went to the Mule where the music was good and the soda delicious, but the vibe (expectedly) awkward. I was kinda surprised to see J Lloyd in the band, but he of course crushed it playing mostly percussion. Lucy talked to his girlfriend Hannah a lot and, eventually, so did I. She was thrilled for me to overshare the details of my relationship with Lucy and responded similarly. Juan sat in on a couple tunes and seemed a mess but sounded good.</text:p>
      <text:p text:style-name="P1"><text:s text:c="3"/>We went to One Stop after that and I made Lucy buy me two slices of pizza. It took a long while for the band to get started, but, once they did, I recognized the guitar player from another life. I said to Hunter McBride on their set break, "This is a far cry from The Family," thinking it would blow his mind for someone there to remember that band, but he just said, "Yeah, that's why I started playing synth in that band." I said, "It's me, Ross from Holy Ghost," and he said, "Yeah, I know!"</text:p>
      <text:p text:style-name="P114"><text:span text:style-name="T3"><text:s text:c="3"/>I walked to the Country Club, drank a soda water, went home and fell asleep.</text:span></text:p>
      <text:p text:style-name="P114"><text:span text:style-name="T3"/></text:p>
      <text:p text:style-name="P4"><text:span text:style-name="T6">III.XVII</text:span></text:p>
      <text:p text:style-name="P4"><text:span text:style-name="T1"/></text:p>
      <text:p text:style-name="P4"><text:span text:style-name="T1">I woke and legitimately thought J. Lloyd, Hannah &amp; Lucy had started a funk band, but couldn’t figure out when I would have seen them. I felt kinda hungover.</text:span></text:p>
      <text:p text:style-name="P4"><text:soft-page-break/><text:span text:style-name="T1"><text:s text:c="3"/>I drank coffee, played Wordle, texted w/ Hannah, drove my mom to the airport, came home, made peas n’ noodles, cleaned a little and drove to highfive </text:span><text:span text:style-name="T2">on the river.</text:span></text:p>
      <text:p text:style-name="P4"><text:span text:style-name="T2"><text:s text:c="3"/>It was blustery, but I had two delicious coffees and a nice chat w/ hannah. I drove to aldi &amp; ingles after that, came home and wrote in my journal.</text:span></text:p>
      <text:p text:style-name="P4"><text:span text:style-name="T2"/></text:p>
      <text:p text:style-name="P5"><text:span text:style-name="T7">. . .</text:span></text:p>
      <text:p text:style-name="P5"><text:span text:style-name="T2"/></text:p>
      <text:p text:style-name="P6"><text:span text:style-name="T1">I took a bath, made my bed, moved the lamp, read, looked at instagram, listened to two Dream Theater songs, tried to meditate, read, looked at my phone, read, talked to hannah and wrote in my journal.</text:span></text:p>
      <text:p text:style-name="P6"><text:span text:style-name="T1"/></text:p>
      <text:p text:style-name="P6"><text:span text:style-name="T6">III.XVIII</text:span></text:p>
      <text:p text:style-name="P6"><text:span text:style-name="T6"/></text:p>
      <text:p text:style-name="P88"><text:span text:style-name="T6">I woke around 9, made coffee, looked at my phone, read, ate fruit, made more coffee, moved the Coop so Erica could go to Atlanta, made noodles n’ peas, ate, took a bath and wrote in my journal.</text:span></text:p>
      <text:p text:style-name="P88"><text:span text:style-name="T6"/></text:p>
      <text:p text:style-name="P7"><text:span text:style-name="T6">. . .</text:span></text:p>
      <text:p text:style-name="P7"><text:span text:style-name="T6"/></text:p>
      <text:p text:style-name="P88"><text:span text:style-name="T6">I set an alarm for 413 without realizing it was AM and settled in for what I thought would be a 30min nap, but I went 20m over and woke in a panic. I was able to recover, but had ridden the nap line dangerously close.</text:span></text:p>
      <text:p text:style-name="P88"><text:span text:style-name="T6"><text:s text:c="3"/>I went to Goodwill and the brewpump before driving down to hendrix. Practice was a bit annoying — petty and unprofessional feeling, perhaps? I drove to Mashup, hung until intermission, said hey to Tyler Householder, then split.</text:span></text:p>
      <text:p text:style-name="P88"><text:span text:style-name="T6"><text:s text:c="3"/>I came home, made two bagels, ate a bunch of fruit and wrote in my journal.</text:span></text:p>
      <text:p text:style-name="P88"><text:span text:style-name="T6"/></text:p>
      <text:p text:style-name="P6"><text:soft-page-break/><text:span text:style-name="T6">III.XIX</text:span></text:p>
      <text:p text:style-name="P6"><text:span text:style-name="T6"/></text:p>
      <text:p text:style-name="P89"><text:span text:style-name="T6">I woke to a canceled shed hang and felt very unsure what to do with my day — almost lonely, even. I eventually walked to aldi for grapes. I stopped in the market and inspected the soups before agree4ing to meet cait at the brewpump.</text:span></text:p>
      <text:p text:style-name="P89"><text:span text:style-name="T6"><text:s text:c="3"/>We hung mostly with Grant for the customary two ciders before she invited me over to smoke the bong. I wanted to move the Mini out of the driveway, so we went to my house for a few minutes first.</text:span></text:p>
      <text:p text:style-name="P89"><text:span text:style-name="T6"><text:s text:c="3"/>We decided to catch the last bits of equinox sun at newbelgium. Actually, first, we had lunch. We shared a GF veg sandwich cait had grabbed from the market, a salad from Homegrown and a grilled cheese.</text:span></text:p>
      <text:p text:style-name="P89"><text:span text:style-name="T6"><text:s text:c="3"/>After NB and smoking another bong, we went to Ryan’s house and played Rummy, smoking cigarettes in the cold before each hand. Cait invited me in when I drove her home. She went upstairs to smoke a dab with her roommate, had a small fashion show in the hallway and then announced she was going to bed.</text:span></text:p>
      <text:p text:style-name="P89"><text:span text:style-name="T6"><text:s text:c="3"/>I drove home and almost let her know I would be interested in having sex with her, but I decided to save it for a time when she wasn’t on dabs, adderal, blow &amp; eight ciders.</text:span></text:p>
      <text:p text:style-name="P89"><text:span text:style-name="T6"/></text:p>
      <text:p text:style-name="P8"><text:span text:style-name="T6">III.XX</text:span></text:p>
      <text:p text:style-name="P9"><text:span text:style-name="T1"/></text:p>
      <text:p text:style-name="P8"><text:span text:style-name="T1">I woke, made coffee, made my bed, ate fruit and wrote in my journal.</text:span></text:p>
      <text:p text:style-name="P8"><text:span text:style-name="T1"><text:s text:c="3"/>I left the house, got a coffee from battlecat, walked to the avlclub, got another, sat in bartel pritchard, and then walked to loretta’s. I sat in the window and looked at the menu til fursty came in behind me.</text:span></text:p>
      <text:p text:style-name="P8"><text:span text:style-name="T1"><text:s text:c="3"/>We chatted until I decided I didn’t want to eat yet and he had to get back to work. I decided to see </text:span><text:soft-page-break/><text:span text:style-name="T1">if the market on wawllst had na guinness and ran into eden right outside, who was going to a job interview. I was excited to tell her I had quit drinking. She has been thinking of doing the same.</text:span></text:p>
      <text:p text:style-name="P8"><text:span text:style-name="T1"><text:s text:c="3"/>I peed at the Grey Schmeagle, said hi to Jess and walked to the Whale, where the bartender was even more excited than me to have na guinness. I sat in the sun, sipped excitedly on it and wrote in my journal.</text:span></text:p>
      <text:p text:style-name="P8"><text:span text:style-name="T1"/></text:p>
      <text:p text:style-name="P9"><text:span text:style-name="T6">. . .</text:span></text:p>
      <text:p text:style-name="P9"><text:span text:style-name="T1"/></text:p>
      <text:p text:style-name="P10"><text:span text:style-name="T1">I walked home, loaded my drums into the minicooper and made a mason jar of peas n’ noodles. I drove to the brewpump and ate them with a cup of Starry. There was no one hanging out there, so I decided I would loiter at the Getaway instead.</text:span></text:p>
      <text:p text:style-name="P10"><text:span text:style-name="T1"><text:s text:c="3"/>I forgot what an old drunk biker bar it really was, and so I really felt like a character drinking coffee and Athletic with my long hair and david sedaris book. I was probably there for three hours before frantic Ryan showed up.</text:span></text:p>
      <text:p text:style-name="P10"><text:span text:style-name="T1"><text:s text:c="3"/>The radio sound people were literal opposites of the gruff bikers, and I longed for an energy somewhere in the middle, which is where Hannah came in. As we played, I watched her go from grumpy to tipsy on cherry cider, from dissociated to pool shark.</text:span></text:p>
      <text:p text:style-name="P10"><text:span text:style-name="T1"><text:s text:c="3"/>I forgot to mention how the owner of the market took a liking to me, randomly saw me wasting time at the bar and showed up later hoping I would be his friend. The whole bar cleared out except for me, him and hannah.</text:span></text:p>
      <text:p text:style-name="P10"><text:span text:style-name="T1"><text:s text:c="3"/>I drove home, made bagels and texted hannah a bit before falling into a deep sleep. We were both feeling grumpy/cranky about transitions in our lives, but I told her we got this.</text:span></text:p>
      <text:p text:style-name="P10"><text:soft-page-break/><text:span text:style-name="T1"><text:s text:c="3"/>“Night night,” we said.</text:span></text:p>
      <text:p text:style-name="P10"><text:span text:style-name="T1"/></text:p>
      <text:p text:style-name="P10"><text:span text:style-name="T6">III.XXI</text:span></text:p>
      <text:p text:style-name="P10"><text:span text:style-name="T6"/></text:p>
      <text:p text:style-name="P90"><text:span text:style-name="T6">I had a marathon of dreams complete with all the characters of my life, and all more realistic than the Getaway had been. I woke at 1030, brushed my teeth, got dressed and bee-lined for the avlclub, where dennis was working his last shift.</text:span></text:p>
      <text:p text:style-name="P90"><text:span text:style-name="T6"><text:s text:c="3"/>I drank a coffee in bartel pritchard, meditated and wrote in my journal.</text:span></text:p>
      <text:p text:style-name="P90"><text:span text:style-name="T6"/></text:p>
      <text:p text:style-name="P11"><text:span text:style-name="T6">. . .</text:span></text:p>
      <text:p text:style-name="P11"><text:span text:style-name="T1"/></text:p>
      <text:p text:style-name="P10"><text:span text:style-name="T1">I ordered one more coffee and drank it in front of the library, where I talked to two nearly incoherent zen masters, then meditated. I recommended lucy park in montford and took a pee at All Day Darling.</text:span></text:p>
      <text:p text:style-name="P10"><text:span text:style-name="T1"><text:s text:c="3"/>We walked to the Grey Schmeagle, where the cook failed at making coffee, knowing what cava was, how to pour a beer. We walked to Taco Billy, where lucy drank a mimosa.</text:span></text:p>
      <text:p text:style-name="P10"><text:span text:style-name="T1"><text:s text:c="3"/>We sat on the hill, and when lucy went to talk to people she knew, I meditated, and then wrote a sentence in my journal. We walked to the crazy gas station by Harvest Records, where lucy got a bag of hot Takis and a single-serve box of Bota.</text:span></text:p>
      <text:p text:style-name="P10"><text:span text:style-name="T1"><text:s text:c="3"/>We walked to my house where I made bagels, listened to the new drdog song. We sat on the porch for a while, and — no, first I took lucy to her car. I wrote in my journal on the porch while she went to the liquor store.</text:span></text:p>
      <text:p text:style-name="P10"><text:span text:style-name="T1"><text:s text:c="3"/>After that is when she vented on the porch. We watched Deadpool and I got a little horny. But by the time the movie was over, she was drunk and breaking things. I should have offered to drive her home, but the thought was too much. She drove </text:span><text:soft-page-break/><text:span text:style-name="T1">herself. I made plain noodles and wrote in my journal.</text:span></text:p>
      <text:p text:style-name="P10"><text:span text:style-name="T1"><text:s text:c="3"/>She just texted me saying she’s home safe. I’m halfway tempted to walk around a 24-hour ingles, but I don’t know what I would buy.</text:span></text:p>
      <text:p text:style-name="P10"><text:span text:style-name="T1"/></text:p>
      <text:p text:style-name="P10"><text:span text:style-name="T6">III.XXII</text:span></text:p>
      <text:p text:style-name="P10"><text:span text:style-name="T1"/></text:p>
      <text:p text:style-name="P12"><text:span text:style-name="T1">I woke after 10, went downstairs, made a coffee, talked with erica. I mentioned how I thought my dad might be disappointed that I had quit drinking, and she said, “You quit drinking??”</text:span></text:p>
      <text:p text:style-name="P12"><text:span text:style-name="T1"><text:s text:c="3"/>I made another coffee, came up stairs and wrote in my journal.</text:span></text:p>
      <text:p text:style-name="P12"><text:span text:style-name="T1"/></text:p>
      <text:p text:style-name="P13"><text:span text:style-name="T6">. . .</text:span></text:p>
      <text:p text:style-name="P13"><text:span text:style-name="T1"/></text:p>
      <text:p text:style-name="P14"><text:span text:style-name="T1">I spent way too long figuring out how to set the Mini audio to aux, and then drove to Sylva (in like 40m) Pops (as I just started calling him) and I hung out for a bit, then went to Innovation + Cosmic Carryout.</text:span></text:p>
      <text:p text:style-name="P14"><text:span text:style-name="T1"><text:s text:c="3"/>When I told him what an Athletic was, he said, “Oh, cuz you’re driving Mom’s car.” I said, “Yeah, sorta. I also quit drinking three weeks ago.” He said, “For good? Oh… that’s good, I guess.”</text:span></text:p>
      <text:p text:style-name="P14"><text:span text:style-name="T1"><text:s text:c="3"/>I had a kamboucha and took some to go. I cleaned my coffeemaker and headed out, stopping at lucy’s on the way back for a couple nuggies. I told — or implied to allison that I was in the neighborhood, but she extended no invitation, so I drove home, gave erica a ride to B&amp;B, came back home and wrote in my journal. Id asked hannah what she was up to and she sent a cute pic of her hanging with family out of town, so I got high.</text:span></text:p>
      <text:p text:style-name="P14"><text:span text:style-name="T1"/></text:p>
      <text:p text:style-name="P15"><text:span text:style-name="T6">. . .</text:span></text:p>
      <text:p text:style-name="P15"><text:soft-page-break/><text:span text:style-name="T1"/></text:p>
      <text:p text:style-name="P14"><text:span text:style-name="T1">I made peas n’ noodles, grabbed my drum rug out of the car, set it up in my room and sat on the floor. At some point, I stumbled upon Brian Blade’s website and felt inspired to revamp my own, which I did while listening to his latest album. I also listened to khruangbin, the new drdog song and wrote in my journal.</text:span></text:p>
      <text:p text:style-name="P14"><text:span text:style-name="T1"><text:s text:c="3"/>Erica reclaimed her bluetooth speaker but suddenly remembered she had an old pair + amp in the basement, so I gladly set those up and test them out with some Cake.</text:span></text:p>
      <text:p text:style-name="P14"><text:span text:style-name="T1"/></text:p>
      <text:p text:style-name="P14"><text:span text:style-name="T6">III.XXIII</text:span></text:p>
      <text:p text:style-name="P14"><text:span text:style-name="T1"/></text:p>
      <text:p text:style-name="P16"><text:span text:style-name="T1">I woke at nine, made coffee and listened to Shabang. I told kev I thought we could probably fit the keyboard in the Mini, but he said he would probably just drive and maybe even go to Guitar Center beforehand.</text:span></text:p>
      <text:p text:style-name="P16"><text:span text:style-name="T1"><text:s text:c="3"/>So, I drove downtown, parked at the lazoom Room and wrote in my journal while listening to youngblood Brass Band.</text:span></text:p>
      <text:p text:style-name="P16"><text:span text:style-name="T1"/></text:p>
      <text:p text:style-name="P17"><text:span text:style-name="T6">. . .</text:span></text:p>
      <text:p text:style-name="P17"><text:span text:style-name="T1"/></text:p>
      <text:p text:style-name="P16"><text:span text:style-name="T1">I loaded my drums onto the bus when it arrived. Kevin, dulci, Charlie and I sound checked for Kyle, but David was hosting. We played </text:span><text:span text:style-name="T9">Sweet Sweet Baby, What’s Up, Bag of Hammers </text:span><text:span text:style-name="T4">and</text:span><text:span text:style-name="T9"> Valerie</text:span><text:span text:style-name="T4"> on the way to Highland. We all hung out on the bus once we got there.</text:span></text:p>
      <text:p text:style-name="P16"><text:span text:style-name="T4"><text:s text:c="3"/>On the way to newbelgium, we played </text:span><text:span text:style-name="T9">Strawberry Wine, Flowers, Marry You, Debra</text:span><text:span text:style-name="T4"> and surely one other. I ordered a ginger beer from the bar.</text:span></text:p>
      <text:p text:style-name="P16"><text:span text:style-name="T4"><text:s text:c="3"/>We discussed playing </text:span><text:span text:style-name="T9">Zombie</text:span><text:span text:style-name="T4"> by The Cranberries but decided it was too topical for the bus, so we </text:span><text:soft-page-break/><text:span text:style-name="T4">were surprised when David asked if we knew it. For the first time, we let a passenger sing a request. We followed it with </text:span><text:span text:style-name="T9">Tubthumping</text:span><text:span text:style-name="T4"> and then mostly all got coffees at Summit.</text:span></text:p>
      <text:p text:style-name="P16"><text:span text:style-name="T4"><text:s text:c="3"/>Charlie led us through </text:span><text:span text:style-name="T9">Margaritaville</text:span><text:span text:style-name="T4"> on the way back downtown, followed by </text:span><text:span text:style-name="T9">Friends in Low Places, Livin’ on a Prayer </text:span><text:span text:style-name="T4">and </text:span><text:span text:style-name="T9">We Are the Champions</text:span><text:span text:style-name="T4">. Dulci spotted me $10 for a burrito from Mamacita’s, and then we did it all again.</text:span></text:p>
      <text:p text:style-name="P16"><text:span text:style-name="T4"><text:s text:c="3"/>It was cold now, so I packed my drums, sped to ingles, bought pretzel shells, grapes and came home where I took a bath, made peas n’ noodles + arugula &amp; pretzel shell crumbles and then wrote in my journal.</text:span></text:p>
      <text:p text:style-name="P16"><text:span text:style-name="T4"/></text:p>
      <text:p text:style-name="P17"><text:span text:style-name="T8">. . .</text:span></text:p>
      <text:p text:style-name="P17"><text:span text:style-name="T4"/></text:p>
      <text:p text:style-name="P16"><text:span text:style-name="T4">I fell asleep very full with a bag of grapes next to me, waking periodically and eating 2-4 of them with a sip of bubbly water.</text:span></text:p>
      <text:p text:style-name="P16"><text:span text:style-name="T4"><text:s text:c="3"/>I woke at 530, put on </text:span><text:span text:style-name="T9">May the Lord Watch</text:span><text:span text:style-name="T4">, cleaned my room, smoked a bowl and wrote in my journal. I put on a Brian Blade record and slept soundly.</text:span></text:p>
      <text:p text:style-name="P16"><text:span text:style-name="T4"/></text:p>
      <text:p text:style-name="P16"><text:span text:style-name="T8">III.XXIV</text:span></text:p>
      <text:p text:style-name="P16"><text:span text:style-name="T4"/></text:p>
      <text:p text:style-name="P16"><text:span text:style-name="T4">I woke at 11 to a text from cait; her tum would probably be unfit for a walk. I pulled erica’s truck further forward and parked the Mini behind it. Then, I packed my drums into their bags, made a coffee and wrote in my journal.</text:span></text:p>
      <text:p text:style-name="P16"><text:span text:style-name="T4"/></text:p>
      <text:p text:style-name="P17"><text:span text:style-name="T8">. . .</text:span></text:p>
      <text:p text:style-name="P17"><text:span text:style-name="T4"/></text:p>
      <text:p text:style-name="P18"><text:span text:style-name="T4">Cait felt too depressed to take a walk, a feeling which then spread to me. Around 230, I set off for aldi and bought grapes, citrus, bananas, peas. I </text:span><text:soft-page-break/><text:span text:style-name="T4">texted cait, “I can give you another chance,” and she replied, “Haha, right on.”</text:span></text:p>
      <text:p text:style-name="P18"><text:span text:style-name="T4"><text:s text:c="3"/>I sat with michel, kari and Maria for a moment at the brewpump and then walked home, unpacked my groceries, made a coffee and wrote in my journal. I texted w/ hannah, walked to the market for toothpaste &amp; chicken noodle soup, ate it at the brewpump, came home, looked at my phone and wrote in my journal.</text:span></text:p>
      <text:p text:style-name="P18"><text:span text:style-name="T4"/></text:p>
      <text:p text:style-name="P19"><text:span text:style-name="T8">. . .</text:span></text:p>
      <text:p text:style-name="P19"><text:span text:style-name="T4"/></text:p>
      <text:p text:style-name="P18"><text:span text:style-name="T4">I was content with my solitude but also worried about cait. I fell asleep very early, maybe nine?</text:span></text:p>
      <text:p text:style-name="P18"><text:span text:style-name="T4"/></text:p>
      <text:p text:style-name="P18"><text:span text:style-name="T8">III.XXV</text:span></text:p>
      <text:p text:style-name="P18"><text:span text:style-name="T4"/></text:p>
      <text:p text:style-name="P20"><text:span text:style-name="T4">I woke at nine after lots of dreams with strangers. My three blankets were very heavy. I made a coffee, listened to </text:span><text:span text:style-name="T9">Magnolia</text:span><text:span text:style-name="T4"> by Okonski and wrote in my journal.</text:span></text:p>
      <text:p text:style-name="P20"><text:span text:style-name="T4"><text:s text:c="3"/>It was still too cold to go for a walk at eleven, so I made another coffee and put on </text:span><text:span text:style-name="T9">The Wind Rises</text:span><text:span text:style-name="T4">.</text:span></text:p>
      <text:p text:style-name="P20"><text:span text:style-name="T4"/></text:p>
      <text:p text:style-name="P42"><text:span text:style-name="T8">. . .</text:span></text:p>
      <text:p text:style-name="P42"><text:span text:style-name="T4"/></text:p>
      <text:p text:style-name="P20"><text:span text:style-name="T4">It was close to one when I started getting my things together to leave the house. The weather was inviting at first, but the further I walked, the more the wind blew in my face. “The wind rises; you must live.” I stopped into battlecat, ordered a latte and wrote in my journal</text:span><text:span text:style-name="T5">.</text:span></text:p>
      <text:p text:style-name="P20"><text:span text:style-name="T5"/></text:p>
      <text:p text:style-name="P42"><text:span text:style-name="T4">. . .</text:span></text:p>
      <text:p text:style-name="P20"><text:span text:style-name="T5"/></text:p>
      <text:p text:style-name="P91"><text:span text:style-name="T6">I talked with Jess for a minute and decided I would continue downtown. I walked to the bank, had a </text:span><text:soft-page-break/><text:span text:style-name="T6">coffee at avlclub, walked to Jack of the Wood, had a na guinness, walked back to battlecat for a cup of coffee, ordered some veggie dumplings from Lil’ Nick, ate them on my walk home, listened to a Big Fur album, took a bath, made peas n’ noodles and wrote in my journal.</text:span></text:p>
      <text:p text:style-name="P20"><text:span text:style-name="T5"/></text:p>
      <text:p text:style-name="P42"><text:span text:style-name="T4">. . .</text:span></text:p>
      <text:p text:style-name="P42"><text:span text:style-name="T5"/></text:p>
      <text:p text:style-name="P91"><text:span text:style-name="T6">I looked at my phone for a while, listened to some 311 and walked up to the Mashup. I snuck in the back and ordered a kombucha and a sparkling lemonade.</text:span></text:p>
      <text:p text:style-name="P91"><text:span text:style-name="T6"><text:s text:c="3"/>I drove cait’s car toward country karaoke, but saw lucy walking outside of Weirdo Central and parked the car. She hollered to see if we needed anything and I said, “Rap Snacks!”</text:span></text:p>
      <text:p text:style-name="P91"><text:span text:style-name="T6"><text:s text:c="3"/>we hung at karaoke until 230. then, lucy bought three hot dogs and we went to cait’s house where we listened to music and played charades until 430. I walked home in the mist, ate some fruit and wrote in my journal.</text:span></text:p>
      <text:p text:style-name="P91"><text:span text:style-name="T6"/></text:p>
      <text:p text:style-name="P20"><text:span text:style-name="T6">III.XXVI</text:span></text:p>
      <text:p text:style-name="P20"><text:span text:style-name="T1"/></text:p>
      <text:p text:style-name="P62"><text:span text:style-name="T1">Woke to a rainy day, lisented to </text:span><text:span text:style-name="T9">May the Lord Watch</text:span><text:span text:style-name="T4">, drank coffee, ate fruit and pretzel shells, listened to Kokoroko, fell asleep, woke, made coffee, updated my calendar, listened to </text:span><text:span text:style-name="T9">Madvillany</text:span><text:span text:style-name="T4"> and wrote in my journal.</text:span></text:p>
      <text:p text:style-name="P62"><text:span text:style-name="T4"><text:s text:c="3"/>I made noodles n’ peas w/ pretzel crumbles, looked at my phone and listened to Shintaro Sakamoto. Then, spotify recommended I listen to Illinoise — what a long album! I put on the Kokoroko album after that and fell asleep.</text:span></text:p>
      <text:p text:style-name="P62"><text:span text:style-name="T4"/></text:p>
      <text:p text:style-name="P62"><text:span text:style-name="T8">III.XXVII</text:span></text:p>
      <text:p text:style-name="P62"><text:span text:style-name="T4"/></text:p>
      <text:p text:style-name="P62"><text:soft-page-break/><text:span text:style-name="T4">It was a little harder to get up than I expected, so I put a coffee in my to-go cup, brushed my teeth, got dressed, packed my bag and left the house. I walked to avlclub, ordered another coffee and wrote in my journal.</text:span></text:p>
      <text:p text:style-name="P62"><text:span text:style-name="T4"><text:s text:c="3"/>I lost a game of chess to isaiah, ordered another coffee, lost a game to Nate, ordered a latte and walked to the west side. I stopped in the bottle shop, bought a four-pack of GuinNA, walked to the brewpump, sat on the stage, listened to the everexpanding album and then wrote in my journal.</text:span></text:p>
      <text:p text:style-name="P21"><text:span text:style-name="T5"/></text:p>
      <text:p text:style-name="P43"><text:span text:style-name="T4">. . .</text:span></text:p>
      <text:p text:style-name="P43"><text:span text:style-name="T5"/></text:p>
      <text:p text:style-name="P93"><text:span text:style-name="T8">Derek, Travis and I helped myles complete the Mountain Xpress crossword, and then I made peas n’ noodles, dropped off a bag at Ryan &amp; Melissa’s house, went to kev’s, ate my food on their porch and drove us all to the shed, where we had everexpanding rehearsal as a nine-piece for the first time (and pizza.)</text:span></text:p>
      <text:p text:style-name="P93"><text:span text:style-name="T8"><text:s text:c="3"/>I dropped kevin &amp; alyse off and sped to a show downtown at the onestop, then had friends over til 6AM.</text:span></text:p>
      <text:p text:style-name="P93"><text:span text:style-name="T8"/></text:p>
      <text:p text:style-name="P62"><text:span text:style-name="T8">III.XVIII</text:span></text:p>
      <text:p text:style-name="P62"><text:span text:style-name="T4"/></text:p>
      <text:p text:style-name="P63"><text:span text:style-name="T4">I hid in bed, ate pickle chips, drank coffee and an Athletic until about 320, when I moved the Mini, got dressed and laid my rug out in the back of the truck. I also wrote in my journal.</text:span></text:p>
      <text:p text:style-name="P22"><text:span text:style-name="T5"/></text:p>
      <text:p text:style-name="P44"><text:span text:style-name="T4">. . .</text:span></text:p>
      <text:p text:style-name="P44"><text:span text:style-name="T5"/></text:p>
      <text:p text:style-name="P94"><text:span text:style-name="T8">I drove to kev’s house, smoked a bowl in the front yard and drove to the shed, where we loaded </text:span><text:span text:style-name="T10">all</text:span><text:span text:style-name="T8"> the gear. Kev and I grabbed coffees on our way to </text:span><text:soft-page-break/><text:span text:style-name="T8">Revolve, where we loaded in the gear, set up and eventually played through the Ever-Expanding record for a small crowd and many cameras.</text:span></text:p>
      <text:p text:style-name="P94"><text:span text:style-name="T8"><text:s text:c="3"/>We socialized while packing up. I took the truck home, fetched the Mini and spent $30 on a burger, fries and Sprite at the Pub. I watched UNC lose their tournament game and gave my friend Jill a hug. I drove home and fell fast asleep.</text:span></text:p>
      <text:p text:style-name="P94"><text:span text:style-name="T8"/></text:p>
      <text:p text:style-name="P63"><text:span text:style-name="T8">III.XXIX</text:span></text:p>
      <text:p text:style-name="P63"><text:span text:style-name="T4"/></text:p>
      <text:p text:style-name="P63"><text:span text:style-name="T4">I woke at 8 and looked at instagram. The sound of the door being locked when we were ready to perform at Revolve was suck in my head. The Nap Ministry shared a link to Beyonce’s cover of </text:span><text:span text:style-name="T9">Blackbird</text:span><text:span text:style-name="T4">, so I listened to that whole album and fell right back asleep until 1130.</text:span></text:p>
      <text:p text:style-name="P63"><text:span text:style-name="T4"><text:s text:c="3"/>I woke, got dressed, brushed &amp; flossed and headed for downtown. I ordered a coffee from avlclub, did some social media, went over to bartel pritchard and wrote in my journal.</text:span></text:p>
      <text:p text:style-name="P22"><text:span text:style-name="T5"/></text:p>
      <text:p text:style-name="P44"><text:span text:style-name="T4">. . .</text:span></text:p>
      <text:p text:style-name="P44"><text:span text:style-name="T5"/></text:p>
      <text:p text:style-name="P95"><text:span text:style-name="T8">I ordered another coffee,dis some more socmed, sat in the park some more, ordered a latte and walked to the west side. I sat in front of sunnypoint for a while and then walked with hannah to odd’s and back.</text:span></text:p>
      <text:p text:style-name="P95"><text:span text:style-name="T8"><text:s text:c="3"/>I went home, changed my bag setup and walked to aldi with a quick stop at the brewpump before and after. I went home, took a bath, made noodles &amp; peas, looked at my phone and wrote in my journal.</text:span></text:p>
      <text:p text:style-name="P95"><text:span text:style-name="T8"/></text:p>
      <text:p text:style-name="P64"><text:span text:style-name="T8">III.XXX</text:span></text:p>
      <text:p text:style-name="P64"><text:span text:style-name="T4"/></text:p>
      <text:p text:style-name="P64"><text:span text:style-name="T4">I woke at seven but fell back asleep for a long time. I drank a cup of coffee, went to jill’s bday </text:span><text:soft-page-break/><text:span text:style-name="T4">at the arcade, drank a coffee at the Pump, went home, made food and then went to the Greagle.</text:span></text:p>
      <text:p text:style-name="P64"><text:span text:style-name="T4"><text:s text:c="3"/>I forgot to say I had listened to sara Shook’s new record and cleaned my room while drinking that first coffee. I chatted with Jack while he ate dinner and then walked up to avlclub for a latte and a sit in the park, where I wrote in my journal.</text:span></text:p>
      <text:p text:style-name="P23"><text:span text:style-name="T5"/></text:p>
      <text:p text:style-name="P45"><text:span text:style-name="T4">. . .</text:span></text:p>
      <text:p text:style-name="P45"><text:span text:style-name="T5"/></text:p>
      <text:p text:style-name="P96"><text:span text:style-name="T8">I walked back down to greagle for the Disarmers show, helped with load-out, swung by weirdocentral w/ Jack and then hung for a while at my house. We listened to everexpanding, khruangbin, Scary Goldings and a Cavaliers lot session before I drove him downtown.</text:span></text:p>
      <text:p text:style-name="P24"><text:span text:style-name="T5"/></text:p>
      <text:p text:style-name="P65"><text:span text:style-name="T8">III.XXXI</text:span></text:p>
      <text:p text:style-name="P88"><text:span text:style-name="T6"/></text:p>
      <text:p text:style-name="P96"><text:span text:style-name="T6">Woke, drank two coffees and put gas in the car. I got some soup from the market, ate it under a tree and drove to the coffee shop by the airport where I had a nitro coldbrew.</text:span></text:p>
      <text:p text:style-name="P96"><text:span text:style-name="T6"><text:s text:c="3"/>I picked up my mom and drove her to Sylva, then had a burger and an Athletic w/ Pops. I went back to their house, ate some grapes, laid on the couch for a while and then drove back to Asheville.</text:span></text:p>
      <text:p text:style-name="P96"><text:span text:style-name="T6"><text:s text:c="3"/>I bought some na guinness and took it to the Pump, where we came up with the idea for the Oopsy App. I went home, took a bath and wrote in my journal.</text:span></text:p>
      <text:p text:style-name="P96"><text:span text:style-name="T6"/></text:p>
      <text:p text:style-name="P66"><text:span text:style-name="T6">IV.I</text:span></text:p>
      <text:p text:style-name="P66"><text:span text:style-name="T1"/></text:p>
      <text:p text:style-name="P66"><text:span text:style-name="T1">I went to aldi for grapes and bubbles as soon as they opened, then came home, made a coffee and charged my phone. The first everexpanding track was </text:span><text:soft-page-break/><text:span text:style-name="T1">released, so I posted to my story and started walking downtown.</text:span></text:p>
      <text:p text:style-name="P66"><text:span text:style-name="T1"><text:s text:c="3"/>I got a coffee at avlclub, did some more socmed stuff, went to bartel pritchard, opened a guinna and wrote in my journal.</text:span></text:p>
      <text:p text:style-name="P25"><text:span text:style-name="T5"/></text:p>
      <text:p text:style-name="P46"><text:span text:style-name="T4">. . .</text:span></text:p>
      <text:p text:style-name="P46"><text:span text:style-name="T5"/></text:p>
      <text:p text:style-name="P97"><text:span text:style-name="T6">I started walking west, stopping briefly at aren’s house to use the restroom. I went home, made food and looked at my phone on the porch until the sun started to set and I decided another walk was in order.</text:span></text:p>
      <text:p text:style-name="P97"><text:span text:style-name="T6"><text:s text:c="3"/>I walked down to the bitterkitty, turned around, walked up to thepump and hung w/ casey, jackie, Jake &amp; Chad for a few. I decided to check out themashup, so walked down there and sat with my back to the wall. Josh came in and we releated with eo how we didn’t feel social, but staying home alone didn’t seem an option either.</text:span></text:p>
      <text:p text:style-name="P97"><text:span text:style-name="T6"><text:s text:c="3"/>I walked to the countryclub, chatted with kevin &amp; Dave, got a soda water, sat with Tate, Mark and Tawney for a minute, then walked home, listened to Dawn Landes and fell asleep.</text:span></text:p>
      <text:p text:style-name="P97"><text:span text:style-name="T6"/></text:p>
      <text:p text:style-name="P67"><text:span text:style-name="T6">IV.II</text:span></text:p>
      <text:p text:style-name="P67"><text:span text:style-name="T1"/></text:p>
      <text:p text:style-name="P67"><text:span text:style-name="T1">Woke, tidied up the clothes in my room, made a cup of coffee and drank it in the back garden, finishing it in the hammock. I made some updates to my website, cleaned up around the house a bit more, set up my rug on the porch and sat for a spell. I texted a friend saying it was the most beautiful day of the year for sure.</text:span></text:p>
      <text:p text:style-name="P67"><text:span text:style-name="T1"><text:s text:c="3"/>I started a load of laundry, almost fell asleep, went back out to the porch and wrote in my journal.</text:span></text:p>
      <text:p text:style-name="P26"><text:span text:style-name="T5"/></text:p>
      <text:p text:style-name="P47"><text:soft-page-break/><text:span text:style-name="T4">. . .</text:span></text:p>
      <text:p text:style-name="P47"><text:span text:style-name="T5"/></text:p>
      <text:p text:style-name="P98"><text:span text:style-name="T6">I went to cait’s house and exchanged some vinyls. We smoked and went to Zilly for food &amp; cider/NA stout. We weren’t back to her house, one at Romat, where we saw francis, who was upset. “You two are here.” this was after stopping at my house to get my nighttime clothes.</text:span></text:p>
      <text:p text:style-name="P98"><text:span text:style-name="T6"><text:s text:c="3"/>We went to Little Jumbo and saw music like none I had ever heard — jazz blues cajun? I guess I’ve heard that. I didn’t recognize it in the context of avl musicians. It transcended in that way.</text:span></text:p>
      <text:p text:style-name="P98"><text:span text:style-name="T6"><text:s text:c="3"/>We went back to cait’s house and jammed on instruments no one can play. Will showed up and I got upset. I went home and thought I might wallow for a couple days.</text:span></text:p>
      <text:p text:style-name="P98"><text:span text:style-name="T6"/></text:p>
      <text:p text:style-name="P67"><text:span text:style-name="T6">IV.III</text:span></text:p>
      <text:p text:style-name="P67"><text:span text:style-name="T1"/></text:p>
      <text:p text:style-name="P67"><text:span text:style-name="T1">I dreampt I was exchanging painting lessons w/ Alan Watts. When I woke, I felt reborn, and the weather was unexpectedly warm, so I set off on foot. I got to the bend in Wayhood and decided to turn back to Cattle Bat for a quad Americano with my last $5.00.</text:span></text:p>
      <text:p text:style-name="P67"><text:span text:style-name="T1"><text:s text:c="3"/>there was one dry sunny spot on the bench by the entrance, so I enjoyed the best cup of coffee of my life and walked home, where I sat in the back garden, cleaned my bathtub, took a bath, changed over my laundry, sat on my drum rug and wrote in my journal.</text:span></text:p>
      <text:p text:style-name="P26"><text:span text:style-name="T5"/></text:p>
      <text:p text:style-name="P47"><text:span text:style-name="T4">. . .</text:span></text:p>
      <text:p text:style-name="P47"><text:span text:style-name="T5"/></text:p>
      <text:p text:style-name="P98"><text:span text:style-name="T6">I made some updates to my website while listening to </text:span><text:span text:style-name="T10">The Listening</text:span><text:span text:style-name="T8">, folded my laundry, put it away. I listened to some of the first blackstar album and </text:span><text:span text:style-name="T10">Take Me Where I ain’t</text:span><text:span text:style-name="T8">.</text:span></text:p>
      <text:p text:style-name="P26"><text:soft-page-break/><text:span text:style-name="T5"/></text:p>
      <text:p text:style-name="P47"><text:span text:style-name="T4">. . .</text:span></text:p>
      <text:p text:style-name="P47"><text:span text:style-name="T5"/></text:p>
      <text:p text:style-name="P98"><text:span text:style-name="T8">I picked up hannah and we drove to hillman, where we met nathan, odered food and were randomly joined by Ryan and Allison. We walked across the street to openfolk and were engulfed with music. Millie said, “Y’all wanna hang?” The kitchen was closed across the street, so we went to Standard Pizza and talked about how we can improve our community.</text:span></text:p>
      <text:p text:style-name="P98"><text:span text:style-name="T8"/></text:p>
      <text:p text:style-name="P67"><text:span text:style-name="T8">IV.IV</text:span></text:p>
      <text:p text:style-name="P67"><text:span text:style-name="T4"/></text:p>
      <text:p text:style-name="P67"><text:span text:style-name="T4">I woke, drank three cups of coffee, did laundry from start to finish, worked on website backend, took a bath, loaded my drums into the car, drove to kev’s for a bit and then down to the purpleonion, where I set up my drums, sound checked, drank an athletc, ate dinner, ordered a coffee, went to the greenroom and wrote in my journal.</text:span></text:p>
      <text:p text:style-name="P26"><text:span text:style-name="T5"/></text:p>
      <text:p text:style-name="P47"><text:span text:style-name="T4">. . .</text:span></text:p>
      <text:p text:style-name="P47"><text:span text:style-name="T5"/></text:p>
      <text:p text:style-name="P98"><text:span text:style-name="T8">kevin, dulci and I played a very fun set. From what I can gather looking at my calendar, it was the first time we’d played our original songs together since the Pie Chani Christmas party in early december. The music felt fresh and effortless.</text:span></text:p>
      <text:p text:style-name="P98"><text:span text:style-name="T8"><text:s text:c="3"/>I drank a coffee while loading out and then got stuck in traffic.</text:span></text:p>
      <text:p text:style-name="P98"><text:span text:style-name="T8"/></text:p>
      <text:p text:style-name="P67"><text:span text:style-name="T8">IV.V</text:span></text:p>
      <text:p text:style-name="P67"><text:span text:style-name="T4"/></text:p>
      <text:p text:style-name="P68"><text:span text:style-name="T4">I woke, made coffee and listened to the new khruangbin album before packing a small bag to go house sitting. I stared out the window when I got there, sitting quietly with Charlie and Nubs. My </text:span><text:soft-page-break/><text:span text:style-name="T4">phone informed me that I had walked 122 miles in the month of March — certainly a new record.</text:span></text:p>
      <text:p text:style-name="P27"><text:span text:style-name="T5"/></text:p>
      <text:p text:style-name="P48"><text:span text:style-name="T4">. . .</text:span></text:p>
      <text:p text:style-name="P48"><text:span text:style-name="T5"/></text:p>
      <text:p text:style-name="P99"><text:span text:style-name="T8">Gnarlie and I went to the bank after reading through writings and making small changes. I deposited my cash from the purpleonion and said, “Could a depressed person do </text:span><text:span text:style-name="T10">that?</text:span><text:span text:style-name="T8">” it was very windy outside. We drove home, ate some food &amp; took a nap together.</text:span></text:p>
      <text:p text:style-name="P99"><text:span text:style-name="T8"><text:s text:c="3"/>I spent the night on self-enquiry and a little poetry.</text:span></text:p>
      <text:p text:style-name="P99"><text:span text:style-name="T8"/></text:p>
      <text:p text:style-name="P69"><text:span text:style-name="T8">IV.VI</text:span></text:p>
      <text:p text:style-name="P69"><text:span text:style-name="T4"/></text:p>
      <text:p text:style-name="P69"><text:span text:style-name="T4">Woke, let Charlie out, fed she and Nubs. Neighbor Stan came to the door and said, “Aw man, I thought kevin was here. I was hoping for a ride.” I said, “I’ll give you a ride, bud!”</text:span></text:p>
      <text:p text:style-name="P69"><text:span text:style-name="T4"><text:s text:c="3"/>we went to Instant Karma to pick up some candles and then walked to beanworks for coffees. We drove home, where I drank my coffee, looked at my phone and wrote in my journal.</text:span></text:p>
      <text:p text:style-name="P28"><text:span text:style-name="T5"/></text:p>
      <text:p text:style-name="P49"><text:span text:style-name="T4">. . .</text:span></text:p>
      <text:p text:style-name="P49"><text:span text:style-name="T5"/></text:p>
      <text:p text:style-name="P99"><text:span text:style-name="T8">I rested while charging my phone and eventually walked with Charlie up to my house, where I took a bath, wrote a personal bio, drank a cup of coffee and packed a bag of adtl things to have on hand while pet sitting, like pajama pants. We then walked back to hendrix St., where I ate some food and wrote in my journal.</text:span></text:p>
      <text:p text:style-name="P28"><text:span text:style-name="T5"/></text:p>
      <text:p text:style-name="P49"><text:span text:style-name="T4">. . .</text:span></text:p>
      <text:p text:style-name="P49"><text:span text:style-name="T5"/></text:p>
      <text:p text:style-name="P99"><text:soft-page-break/><text:span text:style-name="T8">I walked up to cellarest, where dan was playing, ordered a hop water and sat outside in the sun. ryan showed up w/ Max and we talked about the album he has been recording all week wil Lilie Syracuse. It was getting cold, so we went inside for the second set, which is when melissa showed up. I ordered a kombucha and chatted with her about the funderal she had just played until alex mcwalters arrived.</text:span></text:p>
      <text:p text:style-name="P99"><text:span text:style-name="T8"><text:s text:c="3"/>Melissa took Max home and I chatted with alex about the book he had been working on for three years, and how I had recently started sharing my journals. “You’re the first person I’ve told,” I said.</text:span></text:p>
      <text:p text:style-name="P99"><text:span text:style-name="T8"><text:s text:c="3"/>We hugged and ryan gave me a ride to hendrix, where I ate chips, made rice and wrote in my journal.</text:span></text:p>
      <text:p text:style-name="P99"><text:span text:style-name="T8"/></text:p>
      <text:p text:style-name="P69"><text:span text:style-name="T8">IV.VII</text:span></text:p>
      <text:p text:style-name="P69"><text:span text:style-name="T8"/></text:p>
      <text:p text:style-name="P99"><text:span text:style-name="T8">I fed the monsters, drank a French press of coffee, sat in the sun, made rice and then drove with Charlie up to my house where I added red pepper flakes and peas. I drove to the biltmore, set up my drums on the gazebo and played four hours of music with dulci, ryand and melissa. I got sad on the drive home and re-listened to </text:span><text:span text:style-name="T10">Waiting in Vain</text:span><text:span text:style-name="T8">, the last song we played. </text:span></text:p>
      <text:p text:style-name="P66"><text:span text:style-name="T1"/></text:p>
      <text:p text:style-name="P69"><text:span text:style-name="T6">IV.IX</text:span></text:p>
      <text:p text:style-name="P69"><text:span text:style-name="T1"/></text:p>
      <text:p text:style-name="P69"><text:span text:style-name="T1">The rain was hypnotic. We slept with the window open til 11AM, at which point I drank a coffee and gathered my things. We drove down to Zepplin, where I fed the monsters and wrote in my journal.</text:span></text:p>
      <text:p text:style-name="P28"><text:span text:style-name="T5"/></text:p>
      <text:p text:style-name="P49"><text:span text:style-name="T4">. . .</text:span></text:p>
      <text:p text:style-name="P49"><text:span text:style-name="T5"/></text:p>
      <text:p text:style-name="P99"><text:soft-page-break/><text:span text:style-name="T6">I made peas n’ rice plus a French press of coffee and spent the afternoon eating, drinking, napping and typing on the computer. At six-thirty, I walked to rehearsal with ryan, melissa, Charlie, dulci, Blella(h), June and Max before coming back to hendrix, eating chocolate out of the pantry and writing in my journal.</text:span></text:p>
      <text:p text:style-name="P99"><text:span text:style-name="T6"/></text:p>
      <text:p text:style-name="P69"><text:span text:style-name="T6">IV.X</text:span></text:p>
      <text:p text:style-name="P69"><text:span text:style-name="T1"/></text:p>
      <text:p text:style-name="P70"><text:span text:style-name="T1">I woke at eight and set my drums for a rehearsal with ryand and tina. The center of my back was hurting from being yanked around by Charlie, so I laid down immediately after practice instead of helping them carry things to their cars. I laid on the floor for a while and came up with a plan for the day.</text:span></text:p>
      <text:p text:style-name="P70"><text:span text:style-name="T1"><text:s text:c="3"/>I walked Charlie down to my house and changed my damp socks, drank a coffee and then walked back down to hendrix alone. I gathered some things and drove the car up to meyers, took a bath, made food (after listening to okonski’s Magnolia.) I looked at my phone for a while and then drove to openfolk.</text:span></text:p>
      <text:p text:style-name="P70"><text:span text:style-name="T1"><text:s text:c="3"/>I ordered an athletc, sat by the fire pit*, got another drink with Hannah &amp; Chris, talked to Rita about a possible emergency photo shoot, watched the second set, went across the street for a heart-to-heart and then drove home to Charlie the Dog.</text:span></text:p>
      <text:p text:style-name="P70"><text:span text:style-name="T1"><text:s text:c="3"/>I slept from midnight til 430, ate a clementine, drank a tangerine bubbly, listened to some songs, smoked and wrote in my journal.</text:span></text:p>
      <text:p text:style-name="P29"><text:span text:style-name="T5"/></text:p>
      <text:p text:style-name="P70"><text:span text:style-name="T6">IV.XI</text:span></text:p>
      <text:p text:style-name="P70"><text:span text:style-name="T6"/></text:p>
      <text:p text:style-name="P71"><text:span text:style-name="T6">I napped, walked Charlie down to her house in the rain and then walked to aldi, izzy’s, the market and my house. I sat on the porch, added more espresso to </text:span><text:soft-page-break/><text:span text:style-name="T6">my latte and wrote in my journal, feeling as dreary as the weather.</text:span></text:p>
      <text:p text:style-name="P30"><text:span text:style-name="T5"/></text:p>
      <text:p text:style-name="P50"><text:span text:style-name="T4">. . .</text:span></text:p>
      <text:p text:style-name="P50"><text:span text:style-name="T5"/></text:p>
      <text:p text:style-name="P100"><text:span text:style-name="T6">I took a bath, drove to hendrix, made food and laid down in bed. Melissa and Max came over to give me a hug. After a convo on the porch, I went back to bed and eventually fell asleep.</text:span></text:p>
      <text:p text:style-name="P100"><text:span text:style-name="T6"/></text:p>
      <text:p text:style-name="P71"><text:span text:style-name="T6">IV.XII</text:span></text:p>
      <text:p text:style-name="P71"><text:span text:style-name="T1"/></text:p>
      <text:p text:style-name="P72"><text:span text:style-name="T1">I was woken by the monsters, fed them, made a frenchpress and drank the whole thing while packing up my drums and other petsitting belongings. I did the dishes, made the bed, sat outside and wrote in my journal.</text:span></text:p>
      <text:p text:style-name="P31"><text:span text:style-name="T5"/></text:p>
      <text:p text:style-name="P51"><text:span text:style-name="T4">. . .</text:span></text:p>
      <text:p text:style-name="P51"><text:span text:style-name="T5"/></text:p>
      <text:p text:style-name="P101"><text:span text:style-name="T6">Gnarly and I took my possessions and drove up to my house. I probably drank a coffee and then walked Charlie the Dog back to kev’s house. I went to aldi, izzy’s, the market and my house after that.</text:span></text:p>
      <text:p text:style-name="P101"><text:span text:style-name="T6"><text:s text:c="3"/>Tina picked me up at 315, and we drove two hours to the John C. Campbell Folk School. An arts camp full of studens were congratulating eo in the concert hall when we got there. I drank coffee in the wings until they were done. Then, we set up for a TaHP performance, sound checked, went to the caf for a very quick dinner and then played a concert.</text:span></text:p>
      <text:p text:style-name="P101"><text:span text:style-name="T6"><text:s text:c="3"/>I rode with Kim &amp; Ted back to avl and quickly fell asleep.</text:span></text:p>
      <text:p text:style-name="P101"><text:span text:style-name="T6"/></text:p>
      <text:p text:style-name="P72"><text:span text:style-name="T6">IV.XIII</text:span></text:p>
      <text:p text:style-name="P72"><text:span text:style-name="T1"/></text:p>
      <text:p text:style-name="P72"><text:soft-page-break/><text:span text:style-name="T1">I woke, drank a coffee and drove the Mini to Rare Bird Farm, where I set up my drums in the barn and sat in the sun until Kevin, Dulci and Wyndham arrived. We sound checked, ate dinner, watched Sam, played 70 mins of music and packed up our things.</text:span></text:p>
      <text:p text:style-name="P72"><text:span text:style-name="T1"><text:s text:c="3"/>I drove back to the west side and then walked downtown to mamacita’s for a burrito and then madison cunningham at the orangepeel. I caught a ride home from Gary, where we listened to music and ate tons of clementines.</text:span></text:p>
      <text:p text:style-name="P72"><text:span text:style-name="T1"/></text:p>
      <text:p text:style-name="P72"><text:span text:style-name="T6">IV.XIV</text:span></text:p>
      <text:p text:style-name="P72"><text:span text:style-name="T1"/></text:p>
      <text:p text:style-name="P72"><text:span text:style-name="T1">Woke and walked to izzy’s for a quad red-eye before sending out invitations to my bday party. I went to aldi after that, got a beer from UJ, walked home, dropped off my groceries, walked to ingles for soy sauce and bubbles, went home, made food, walked to malvernhills, ate and wrote in my journal.</text:span></text:p>
      <text:p text:style-name="P31"><text:span text:style-name="T5"/></text:p>
      <text:p text:style-name="P51"><text:span text:style-name="T4">. . .</text:span></text:p>
      <text:p text:style-name="P51"><text:span text:style-name="T5"/></text:p>
      <text:p text:style-name="P101"><text:span text:style-name="T6">I played a game of chess with Charlie in the park and lost. We walked to kev’s house for a dulci band photo shoot and played another game on the porch while everyone did whatever it is they do when they first get together. We took some photos around the house and then some more in the park.</text:span></text:p>
      <text:p text:style-name="P101"><text:span text:style-name="T6"><text:s text:c="3"/>I walked to Odd’s for an iced latte and got a text from Melissa saying they were going to munoz. I walked home, got the car, drove to munoz, ate three tamales outside with ryan, melissa, dulci, kevin, alyse and Max before driving home, eating grapes in the bath and falling asleep til 3AM.</text:span></text:p>
      <text:p text:style-name="P101"><text:span text:style-name="T6"><text:s text:c="3"/>I woke, listened to </text:span><text:span text:style-name="T10">Let it Die</text:span><text:span text:style-name="T8"> and laid awake.</text:span></text:p>
      <text:p text:style-name="P101"><text:span text:style-name="T8"/></text:p>
      <text:p text:style-name="P72"><text:span text:style-name="T8">IV.XV</text:span></text:p>
      <text:p text:style-name="P72"><text:soft-page-break/><text:span text:style-name="T4"/></text:p>
      <text:p text:style-name="P72"><text:span text:style-name="T4">I woke after 10, drank a coffee in the hammock, made another, walked to aldi, then Odd’s, where I ordered a latte and wrote in my journal.</text:span></text:p>
      <text:p text:style-name="P31"><text:span text:style-name="T5"/></text:p>
      <text:p text:style-name="P51"><text:span text:style-name="T4">. . .</text:span></text:p>
      <text:p text:style-name="P51"><text:span text:style-name="T5"/></text:p>
      <text:p text:style-name="P101"><text:span text:style-name="T8">I went home, ate chocolate, typed on my computer and eventually walked up to thepump. They were closed, but I realized that didn’t matter to me at all, so I sat in the gas station parking lot and watched people arrive.</text:span></text:p>
      <text:p text:style-name="P101"><text:span text:style-name="T8"><text:s text:c="3"/>Grant wanted to go to UJ, so I had a hop water with him there. Around 430, we went back to thepump, where I ate hibachi, bought a 12-pack of Athletic and drove down to middlemont.</text:span></text:p>
      <text:p text:style-name="P101"><text:span text:style-name="T8"><text:s text:c="3"/>We had hannah rehearsal on the porch, and then I drove to themashup. They finished playing at 11:15. I drove home and cried myself to sleep, woke at 3AM, took a bath, went back to bed and had life-or-death dreams.</text:span></text:p>
      <text:p text:style-name="P101"><text:span text:style-name="T8"/></text:p>
      <text:p text:style-name="P72"><text:span text:style-name="T8">IV.XVI</text:span></text:p>
      <text:p text:style-name="P72"><text:span text:style-name="T4"/></text:p>
      <text:p text:style-name="P72"><text:span text:style-name="T4">I awoke an hour before my alarm, made my bed, tidied the kitchen and the bathroom, made coffee and wrote in my journal.</text:span></text:p>
      <text:p text:style-name="P32"><text:span text:style-name="T5"/></text:p>
      <text:p text:style-name="P52"><text:span text:style-name="T4">. . .</text:span></text:p>
      <text:p text:style-name="P52"><text:span text:style-name="T5"/></text:p>
      <text:p text:style-name="P102"><text:span text:style-name="T8">I drove to </text:span><text:span text:style-name="T11">scotts and was the first one there. Scott was he was playing guitar on his porch when I got there rehearsal</text:span><text:span text:style-name="T8"> everexpanding rehearsal drove Charlie to her house, no, met my mom at my house, swapped Minis, drove Charlie home, came back, emptied my pockets and wrote in my journal.</text:span></text:p>
      <text:p text:style-name="P32"><text:span text:style-name="T5"/></text:p>
      <text:p text:style-name="P52"><text:soft-page-break/><text:span text:style-name="T4">. . .</text:span></text:p>
      <text:p text:style-name="P52"><text:span text:style-name="T5"/></text:p>
      <text:p text:style-name="P102"><text:span text:style-name="T8">I set off for downtown, sat on my secret staircase to nowhere and called my mom. She had taken a nap in her car and was waiting at the ballpark, so I walked there and met her an hour-and-a-half before the game was set to start.</text:span></text:p>
      <text:p text:style-name="P102"><text:span text:style-name="T8"><text:s text:c="3"/>We each got two hot dogs, sat by third base and were joined by Pops and many good friends [Ted, ryan, Max, jason, dulci, Dan, Finn, Millie, Will, Hannah, Scott, leann, steve, marissa, melissa and Charlie.] The Tourists played great, made lots of double plays and even won the game in a timely manner. Some of us had a nostalgic hang in the parking lot and then parted ways. I fell asleep early compared to most birthdays.</text:span></text:p>
      <text:p text:style-name="P102"><text:span text:style-name="T8"/></text:p>
      <text:p text:style-name="P73"><text:span text:style-name="T8">IV.XVII</text:span></text:p>
      <text:p text:style-name="P73"><text:span text:style-name="T4"/></text:p>
      <text:p text:style-name="P73"><text:span text:style-name="T4">I slept more than I had been lately and dreamt less crazily, but still had a very awake period from 5-8. I woke again at 1045, drank two cups of coffee and managed my calendar, wrote in my journal.</text:span></text:p>
      <text:p text:style-name="P32"><text:span text:style-name="T5"/></text:p>
      <text:p text:style-name="P52"><text:span text:style-name="T4">. . .</text:span></text:p>
      <text:p text:style-name="P52"><text:span text:style-name="T5"/></text:p>
      <text:p text:style-name="P102"><text:span text:style-name="T8">I made food and drove to openfolk, mainly to see ryan. I was feeling very tired after that, so after helping stack chairs, I drove home, made more food and fell asleep.</text:span></text:p>
      <text:p text:style-name="P102"><text:span text:style-name="T8"/></text:p>
      <text:p text:style-name="P74"><text:span text:style-name="T8">IV.XVIII</text:span></text:p>
      <text:p text:style-name="P74"><text:span text:style-name="T4"/></text:p>
      <text:p text:style-name="P74"><text:span text:style-name="T4">I picked up kevin and drove to the shed, where we started making music at 1030. at six, we drove to his house, where we had dulci band rehealrsal til 930. I went to UJ after that, ate a felafel burger </text:span><text:soft-page-break/><text:span text:style-name="T4">with tots, drank an athletc, drove home and took a bath. I was feeling clean and restless, so I put on some shorts, a T-shirt and walked up to the countryclub for another Mathletic. I went home and listened to hannah kaminer songs.</text:span></text:p>
      <text:p text:style-name="P74"><text:span text:style-name="T4"/></text:p>
      <text:p text:style-name="P74"><text:span text:style-name="T8">IV.XIX</text:span></text:p>
      <text:p text:style-name="P74"><text:span text:style-name="T4"/></text:p>
      <text:p text:style-name="P74"><text:span text:style-name="T4">I woke after a nice rain, made a cup of coffee, listened to </text:span><text:span text:style-name="T9">Heavy on the Vine</text:span><text:span text:style-name="T4">, packed my drums in the convertible, called my dad, ate a banana, made another cup of coffee and wrote in my journal.</text:span></text:p>
      <text:p text:style-name="P33"><text:span text:style-name="T5"/></text:p>
      <text:p text:style-name="P53"><text:span text:style-name="T4">. . .</text:span></text:p>
      <text:p text:style-name="P53"><text:span text:style-name="T5"/></text:p>
      <text:p text:style-name="P103"><text:span text:style-name="T8">I drove down to ryan and melissa’s, chatted with them about a gig, and then, once hannah arrived, loaded up her car and rode to columbia. She, ryan and I played for a couple hours and then drove back to altamont, very tired. We unloaded our gas station snacks and musical equipment, then parted ways.</text:span></text:p>
      <text:p text:style-name="P103"><text:span text:style-name="T8"><text:s text:c="3"/>I slept soundly.</text:span></text:p>
      <text:p text:style-name="P103"><text:span text:style-name="T8"/></text:p>
      <text:p text:style-name="P74"><text:span text:style-name="T8">IV.XX</text:span></text:p>
      <text:p text:style-name="P74"><text:span text:style-name="T4"/></text:p>
      <text:p text:style-name="P74"><text:span text:style-name="T4">I woke and manicly posted to socmed regarding the everexpanding record having been released. I retrieved my new pair of Rainbow flip flops from the mailbox and walked up to Odd’s for a quad latte. I felt at peace drinking it in the sun on their back porch.</text:span></text:p>
      <text:p text:style-name="P74"><text:span text:style-name="T4"><text:s text:c="3"/>I went to aldi for fruits and veggies, came home and wrote in my journal.</text:span></text:p>
      <text:p text:style-name="P34"><text:span text:style-name="T5"/></text:p>
      <text:p text:style-name="P54"><text:span text:style-name="T4">. . .</text:span></text:p>
      <text:p text:style-name="P54"><text:span text:style-name="T5"/></text:p>
      <text:p text:style-name="P104"><text:soft-page-break/><text:span text:style-name="T8">I packed a bag and drove out to swananoa for the stickyicky, where I ate pizza and played a 90-minute set w/ dulci, kevin, alyse, Charlie, ryuan and melissa. I te more pizza, walked down to the river, ate more pizza and drove downtown to Thomas Kozak’s CD release.</text:span></text:p>
      <text:p text:style-name="P104"><text:span text:style-name="T8"><text:s text:c="3"/>There was a beautiful collection of people and sounds in the room. We grounded that energy by going to the WALK, where we pushed three or four tables together and did our best to not overwork their only two servers.</text:span></text:p>
      <text:p text:style-name="P104"><text:span text:style-name="T8"><text:s text:c="3"/>Everyone was tired and we talked about how hard they were going to sleep before parting ways.</text:span></text:p>
      <text:p text:style-name="P104"><text:span text:style-name="T8"/></text:p>
      <text:p text:style-name="P75"><text:span text:style-name="T8">IV.XXI</text:span></text:p>
      <text:p text:style-name="P75"><text:span text:style-name="T4"/></text:p>
      <text:p text:style-name="P75"><text:span text:style-name="T4">I made coffee, listened to the Thomas kozak EP and wrote in my journal.</text:span></text:p>
      <text:p text:style-name="P34"><text:span text:style-name="T5"/></text:p>
      <text:p text:style-name="P54"><text:span text:style-name="T4">. . .</text:span></text:p>
      <text:p text:style-name="P54"><text:span text:style-name="T5"/></text:p>
      <text:p text:style-name="P104"><text:span text:style-name="T8">I drove to the american Ballroom Company in Canton, where kevin and I played two hours of music to dancers of all ages. I packed my drums in the car and drove to Zilly, where hannah kaminer was playing music with the hillclimbers. I ordered food + an na beer. The bands had been moved inside due to cold weather, and the bar patrons were talking a bit loudly.</text:span></text:p>
      <text:p text:style-name="P104"><text:span text:style-name="T8"><text:s text:c="3"/>I met a cool dog named Toby and drove to Static Age Loft, where Millie and three other songwriters were playing in a round. I drank a Mathletic Lite, chatted with Christina and drove home, took a bath. I was tired and fell asleep.</text:span></text:p>
      <text:p text:style-name="P104"><text:span text:style-name="T8"/></text:p>
      <text:p text:style-name="P75"><text:span text:style-name="T8">IV.XXII</text:span></text:p>
      <text:p text:style-name="P75"><text:span text:style-name="T4"/></text:p>
      <text:p text:style-name="P76"><text:soft-page-break/><text:span text:style-name="T4">Took my drums out of the convertible, made two cups of coffee and drove down to centerford for rehearsal with tina, melissa, ryan and Max, where I had a third cup of coffee. At 1, I drove up to the shed, where we spontaneously wrote one song and demoed another.</text:span></text:p>
      <text:p text:style-name="P76"><text:span text:style-name="T4"><text:s text:c="3"/>Kev and I went to munoz after that, ate and talked about therapy. I grabbed a latte and an iced coffee from odd’s and drove down to kev’s house where we had rehearsal with hannah and jackson. We worked on the arrangement of one song and ran through nine or ten others until we realized how late it was. I drove home, ate all the grapes and fell fast asleep.</text:span></text:p>
      <text:p text:style-name="P76"><text:span text:style-name="T4"/></text:p>
      <text:p text:style-name="P77"><text:span text:style-name="T8">IV.XXIII</text:span></text:p>
      <text:p text:style-name="P77"><text:span text:style-name="T4"/></text:p>
      <text:p text:style-name="P78"><text:span text:style-name="T4">Drove to the shed and worked on six songs. I listened to them afterwards and then drove home, changed my clothes and speedwalked to the bank downtown in about an hour. I walked to Wedge, ordered an athletc and wrote in my journal.</text:span></text:p>
      <text:p text:style-name="P35"><text:span text:style-name="T5"/></text:p>
      <text:p text:style-name="P55"><text:span text:style-name="T4">. . .</text:span></text:p>
      <text:p text:style-name="P55"><text:span text:style-name="T5"/></text:p>
      <text:p text:style-name="P105"><text:span text:style-name="T8">I walked up to thepump, where Blessed Soul food truck was serving. I ordered a burger w/ fries, baked beans + mac &amp; cheese, told my friends I was tired after eating all that, walked home and fell asleep with my clothes on.</text:span></text:p>
      <text:p text:style-name="P105"><text:span text:style-name="T8"/></text:p>
      <text:p text:style-name="P78"><text:span text:style-name="T8">IV.XXIV</text:span></text:p>
      <text:p text:style-name="P78"><text:span text:style-name="T4"/></text:p>
      <text:p text:style-name="P79"><text:span text:style-name="T4">I made a cup of coffee and drank it in the back garden, listened to the new drdog song, put on my rain coat and walked up to aldi for grapes, citrus, </text:span><text:soft-page-break/><text:span text:style-name="T4">bananas, peas &amp; kidney beans. I walked to odd’s after that, ordered a latte and wrote in my journal.</text:span></text:p>
      <text:p text:style-name="P36"><text:span text:style-name="T5"/></text:p>
      <text:p text:style-name="P56"><text:span text:style-name="T4">. . .</text:span></text:p>
      <text:p text:style-name="P56"><text:span text:style-name="T5"/></text:p>
      <text:p text:style-name="P106"><text:span text:style-name="T8">I walked up to thepump for some elkimchi and settled on a bulgogi beef burrito. I walked back home and decided it was the best time of day to drive with the top down, so I arrived at Haiku around 630, ordered a trailpass and sat on a rock in the sun while people arrived.</text:span></text:p>
      <text:p text:style-name="P106"><text:span text:style-name="T8"><text:s text:c="3"/>I packed up all the chairs after openfolk, drove home, made noodles and — wait, no. first, I went to countryclub. I had some friends there, but they were very drunk. I drove over to thepump as it was closing, chatted with Chad and loomis for a minute, then popped over to uj and thepub, neither of which I enjoyed, so that’s when I went home, made noodles and fell asleep.</text:span></text:p>
      <text:p text:style-name="P106"><text:span text:style-name="T8"/></text:p>
      <text:p text:style-name="P79"><text:span text:style-name="T8">IV.XXV</text:span></text:p>
      <text:p text:style-name="P79"><text:span text:style-name="T4"/></text:p>
      <text:p text:style-name="P80"><text:span text:style-name="T4">I woke up thinking about how I had the whole day off, so, after charging my phone, I set off for downtown, went to avlclub, ordered an americano, sat in the window and wrote in my journal. I had a text from dulci asking if we were still down to rehearse tonight, which I had forgot to put in my calendar, so I guess I don’t have a day off after all, which is a bummer, but also makes me feel accomplished.</text:span></text:p>
      <text:p text:style-name="P37"><text:span text:style-name="T5"/></text:p>
      <text:p text:style-name="P57"><text:span text:style-name="T4">. . .</text:span></text:p>
      <text:p text:style-name="P57"><text:span text:style-name="T5"/></text:p>
      <text:p text:style-name="P107"><text:span text:style-name="T8">I sat in the park, drank another coffee, walked back to the west side and watched the everexpanding session from secretsounds. I walked up to thepump, </text:span><text:soft-page-break/><text:span text:style-name="T8">ordered a burrito from elkimchi and walked to izzy’s for a coffee.</text:span></text:p>
      <text:p text:style-name="P107"><text:span text:style-name="T8"><text:s text:c="3"/>I had something stuck in my tooth and could not get it out. The coffee shop closed, so I sat by the park and texted Allen to see if he was home and had any floss. He wasn’t, but said his house was unlocked.</text:span></text:p>
      <text:p text:style-name="P107"><text:span text:style-name="T8"><text:s text:c="3"/>That issue resolved, I went to malvernhills and read my book until a fight broke out in the street. I stuck around to deescalate things but left before having to talk to any cops. I went to rehearsal with wyndham, dulci, kevin, charx and alyse until about 10 and started walking home.</text:span></text:p>
      <text:p text:style-name="P107"><text:span text:style-name="T8"><text:s text:c="3"/>I ran into a drunk Myles, gave him a ride, had an Athletic at theclub, went home and fell asleep.</text:span></text:p>
      <text:p text:style-name="P107"><text:span text:style-name="T8"/></text:p>
      <text:p text:style-name="P81"><text:span text:style-name="T8">IV.XXVI</text:span></text:p>
      <text:p text:style-name="P81"><text:span text:style-name="T4"/></text:p>
      <text:p text:style-name="P81"><text:span text:style-name="T4">I woke at 8 to a canceled 9AM rehearsal, so I stayed in bed and looked at my phone for four hours until I picked up cait and went to mizu. We talked about life and I took her home, where I felt like the weather, rainy and a little bored. I made a third cup of coffee and wrote in my journal.</text:span></text:p>
      <text:p text:style-name="P37"><text:span text:style-name="T5"/></text:p>
      <text:p text:style-name="P57"><text:span text:style-name="T4">. . .</text:span></text:p>
      <text:p text:style-name="P57"><text:span text:style-name="T5"/></text:p>
      <text:p text:style-name="P108"><text:span text:style-name="T8">I drove to ingles for lactose-free chocolate ice cream and then to the reckard home, where I had dinner with gary, Fox, darwin, zelda and lucy. Darwin was pushing buttons on the radio while gary gave me a tour of their new rv and found fwuit on the airwaves.</text:span></text:p>
      <text:p text:style-name="P108"><text:span text:style-name="T8"><text:s text:c="3"/>We ate pizza and ice cream until lucy left for the Grey Eagle and I got a text from rebekah asking if I wanted to join her for a show at aryuprana, which was amazing. We drove to onestop after that, </text:span><text:soft-page-break/><text:span text:style-name="T8">realized it wasn’t our scene and went to thewhale instead, where we caught up on how crazy life had been since seeing eo three years earlier.</text:span></text:p>
      <text:p text:style-name="P108"><text:span text:style-name="T8"/></text:p>
      <text:p text:style-name="P82"><text:span text:style-name="T8">IV.XXVII</text:span></text:p>
      <text:p text:style-name="P82"><text:span text:style-name="T4"/></text:p>
      <text:p text:style-name="P82"><text:span text:style-name="T4">Walked to kev’s house for rehearsal with he and hannah, and had a nice sit in the park beforehand. We ran through our setlist and then swung by my house, hannah’s house and chipotle before driving to columbia for a garden party.</text:span></text:p>
      <text:p text:style-name="P82"><text:span text:style-name="T4"><text:s text:c="3"/>We played three songs, delayed for rain, hung in the house for a drink, resumed the set, packed our things and headed home. Jackson asked me to tell a story along the way, and I could only think of Holy Ghost breaking down in Placerville, CA.</text:span></text:p>
      <text:p text:style-name="P82"><text:span text:style-name="T4"/></text:p>
      <text:p text:style-name="P82"><text:span text:style-name="T8">IV.XXVIII</text:span></text:p>
      <text:p text:style-name="P82"><text:span text:style-name="T4"/></text:p>
      <text:p text:style-name="P82"><text:span text:style-name="T4">Woke, drove to the shed and worked or reworked four-five new tunes before driving out to sylva for my mom’s bday dinner. I bought a box of cheezits on the way home and ate the whole thing in an effort to decompress.</text:span></text:p>
      <text:p text:style-name="P82"><text:span text:style-name="T4"/></text:p>
      <text:p text:style-name="P82"><text:span text:style-name="T8">IV.XXIX</text:span></text:p>
      <text:p text:style-name="P82"><text:span text:style-name="T4"/></text:p>
      <text:p text:style-name="P83"><text:span text:style-name="T4">Woke to the sounds of the neighbor vaccuming out their car. I went downstairs to escape it, but realized I was out of coffee, so I walked to kotakai, the market, aldi, odd’s and back home, where I sat on the couch and wrote in my journal.</text:span></text:p>
      <text:p text:style-name="P38"><text:span text:style-name="T5"/></text:p>
      <text:p text:style-name="P58"><text:span text:style-name="T4">. . .</text:span></text:p>
      <text:p text:style-name="P58"><text:span text:style-name="T5"/></text:p>
      <text:p text:style-name="P109"><text:span text:style-name="T8">I got up to do the dishes and had missed a call from hannah. We made plans to collect my drums at dinner </text:span><text:soft-page-break/><text:span text:style-name="T8">time and so I told her my plan as I was realizing it of walking downtown to make the most of my day off. She too was headed downtown and told me where she would be.</text:span></text:p>
      <text:p text:style-name="P109"><text:span text:style-name="T8"><text:s text:c="3"/>I went to avlclub after meeting with her and had a coffee in the park. She picked me up, but I no longer needed my drums since we would be practicing at her house on wednesday, so we went and got burgers at olde london Road instead and talked about what dog breeds we would be.</text:span></text:p>
      <text:p text:style-name="P109"><text:span text:style-name="T8"><text:s text:c="3"/>I took a bath after she dropped me off and walked to themashup, where I had good talks with devon &amp; Troy before heading home and falling asleep.</text:span></text:p>
      <text:p text:style-name="P109"><text:span text:style-name="T8"/></text:p>
      <text:p text:style-name="P83"><text:span text:style-name="T8">IV.XXX</text:span></text:p>
      <text:p text:style-name="P83"><text:span text:style-name="T8"/></text:p>
      <text:p text:style-name="P110"><text:span text:style-name="T8">Woke, made coffee, drove to kev’s, then the shed. We recorded four songs and then moved an organ back to kev’s house. I went to uj for a sandwich, odd’s for a latte, home to listen to music and then kev’s for dulci rehearsal. I swung by ingles on my way home for grapes and then fell fast asleep.</text:span></text:p>
      <text:p text:style-name="P110"><text:span text:style-name="T8"/></text:p>
      <text:p text:style-name="P39"><text:span text:style-name="T5"/></text:p>
      <text:p text:style-name="P59"><text:span text:style-name="T4">. . .</text:span></text:p>
      <text:p text:style-name="P59"><text:span text:style-name="T5"/></text:p>
      <text:p text:style-name="P84"><text:span text:style-name="T8">V.I</text:span></text:p>
      <text:p text:style-name="P84"><text:span text:style-name="T4"/></text:p>
      <text:p text:style-name="P85"><text:span text:style-name="T4">I woke to 27 messages about the tunes we had just recorded. I listened to a jon charles dwyer record under my blanket and then walked to battlecat. My main card was declined, so once I had drank most of my coffee, I decided to walk downtown to the bank, where I deposited a hundo bill I had been carrying around for eleven days.</text:span></text:p>
      <text:p text:style-name="P85"><text:span text:style-name="T4"><text:s text:c="3"/>I went to avlclub after that, ordered an americano and wrote in my journal.</text:span></text:p>
      <text:p text:style-name="P40"><text:soft-page-break/><text:span text:style-name="T5"/></text:p>
      <text:p text:style-name="P60"><text:span text:style-name="T4">. . .</text:span></text:p>
      <text:p text:style-name="P60"><text:span text:style-name="T5"/></text:p>
      <text:p text:style-name="P111"><text:span text:style-name="T8">I ordered another coffee, sat in the park, changed my shoes and walked home, unable to decide on anything to eat. I hung at the house for a while and eventually decided to eat a cold italian from pizzamind.</text:span></text:p>
      <text:p text:style-name="P111"><text:span text:style-name="T8"><text:s text:c="3"/>I drove to rehearsal at hannah’s house with melissa and jackson, then gave hannah a ride to ingles. We texted sweetly after that and I listened to a record by Luther somebody; she had sent me a song from it about a cricket.</text:span></text:p>
      <text:p text:style-name="P111"><text:span text:style-name="T8"/></text:p>
      <text:p text:style-name="P85"><text:span text:style-name="T8">V.II</text:span></text:p>
      <text:p text:style-name="P85"><text:span text:style-name="T4"/></text:p>
      <text:p text:style-name="P86"><text:span text:style-name="T4">What a day. In no particular order, I wrote in my journal and elsewhere. I drank four cups of coffee, set up my vcr, watched Driving Miss Daisy, made a bagel sandwich and never left the house.</text:span></text:p>
      <text:p text:style-name="P86"><text:span text:style-name="T4"/></text:p>
      <text:p text:style-name="P86"><text:span text:style-name="T8">V.III</text:span></text:p>
      <text:p text:style-name="P86"><text:span text:style-name="T8"/></text:p>
      <text:p text:style-name="P112"><text:span text:style-name="T8">I went on a 9AM walk with hannah, drove to the shed, honed in on some tunes, drove to the coffee shop, then headed east on I-40. I had a sit at a rest stop to assess why I was feeling so agitated and then drove to Hickory, where we played underthesails with dulci, charx, ryan, alyse, wyndham and kevin, a powerful band.</text:span></text:p>
      <text:p text:style-name="P112"><text:span text:style-name="T8"><text:s text:c="3"/>I drove home and fell fast asleep.</text:span></text:p>
      <text:p text:style-name="P112"><text:span text:style-name="T8"/></text:p>
      <text:p text:style-name="P87"><text:span text:style-name="T8">V.IV</text:span></text:p>
      <text:p text:style-name="P87"><text:span text:style-name="T4"/></text:p>
      <text:p text:style-name="P87"><text:span text:style-name="T4">Made a cup of coffee, walked to aldi, swung by kotakai for a sit, walked home, took a bath, made transportation arrangements and wrote in my journal.</text:span></text:p>
      <text:p text:style-name="P41"><text:soft-page-break/><text:span text:style-name="T5"/></text:p>
      <text:p text:style-name="P61"><text:span text:style-name="T4">. . .</text:span></text:p>
      <text:p text:style-name="P61"><text:span text:style-name="T5"/></text:p>
      <text:p text:style-name="P113"><text:span text:style-name="T8">I made a third coffee, went down to hannah’s, loaded her care in the rain and drove to the purpleonion. We loaded in, set up, hung in the greenroom, ate dinner and started our set.</text:span></text:p>
      <text:p text:style-name="P113"><text:span text:style-name="T8"><text:s text:c="3"/>Things sounded amazing to me for about 10 songs, but things slowly started to go wrong and hannah lost her compusure. Things started getting to fast. We packed up and drove home in the rain.</text:span></text:p>
      <text:p text:style-name="P113"><text:span text:style-name="T8"><text:s text:c="3"/>I couldn’t help but tell hannah I was there to love her however she needed. She was overwhelmed at first but then said the way she needed was as a friend. She asked if that was okay and I said yes. I apologized for making things difficult. She said I was kind and honest, so she understood. I said she’s pretty awesome, herself.</text:span></text:p>
      <text:p text:style-name="P113"><text:span text:style-name="T8"><text:s text:c="3"/>I went towards my car and said, “Well, I love ya’.” She said, “I don’t think you mean like ‘I love ya’ bud.’” I said, “No, I don’t.” She said, “Well, I can’t say that back.” I said that was okay and we hugged. I forgot about how she told me not to overthink it if I knew what she meant, and I said I did not; I had been thinking about it a lot.</text:span></text:p>
      <text:p text:style-name="P113"><text:span text:style-name="T8"><text:s text:c="3"/>I sped home and got in bed. She said she should have instead told me to be kind to myself also. I appreciated the clarification and wanted her to know my desire to be kind, fun and helpful did not come with expectation.</text:span></text:p>
      <text:p text:style-name="P113"><text:span text:style-name="T8"><text:s text:c="3"/>“I know,” she said. “Thank you.”</text:span></text:p>
      <text:p text:style-name="P113"><text:span text:style-name="T8"/></text:p>
      <text:p text:style-name="P113"><text:span text:style-name="T8">the fucking birds went nuts at 4AM and my sleep became erratic.</text:span></text:p>
      <text:p text:style-name="P41"><text:span text:style-name="T5"/></text:p>
      <text:p text:style-name="P61"><text:span text:style-name="T4">. . .</text:span></text:p>
      <text:p text:style-name="P61"><text:span text:style-name="T5"/></text:p>
      <text:p text:style-name="P92"><text:soft-page-break/><text:span text:style-name="T8"/></text:p>
      <text:p text:style-name="P66"><text:span text:style-name="T1"/></text:p>
      <text:p text:style-name="P66"><text:span text:style-name="T1"/></text:p>
      <text:p text:style-name="P66"><text:span text:style-name="T1"/></text:p>
      <text:p text:style-name="P66"><text:span text:style-name="T1"/></text:p>
      <text:p text:style-name="P66"><text:span text:style-name="T1"/></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88"><text:soft-page-break/><text:span text:style-name="T6"/></text:p>
      <text:p text:style-name="P88"><text:span text:style-name="T6"/></text:p>
      <text:p text:style-name="P88"><text:span text:style-name="T6"/></text:p>
      <text:p text:style-name="P88"><text:span text:style-name="T6"/></text:p>
      <text:p text:style-name="P88"><text:span text:style-name="T6"/></text:p>
      <text:p text:style-name="P88"><text:span text:style-name="T6"/></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pan text:style-name="T3"/></text:p>
      <text:p text:style-name="P114"><text:soft-page-break/><text:span text:style-name="T3"/></text:p>
      <text:p text:style-name="P114"><text:span text:style-name="T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Roboto" svg:font-family="Roboto, Arial,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5T21:05:45.521004775</dc:date>
    <meta:editing-duration>P3DT3H35M27S</meta:editing-duration>
    <meta:editing-cycles>87</meta:editing-cycles>
    <meta:generator>LibreOffice/7.3.7.2$Linux_X86_64 LibreOffice_project/30$Build-2</meta:generator>
    <meta:print-date>2024-07-05T12:59:59.066400396</meta:print-date>
    <meta:document-statistic meta:table-count="0" meta:image-count="0" meta:object-count="0" meta:page-count="45" meta:paragraph-count="360" meta:word-count="10683" meta:character-count="55175" meta:non-whitespace-character-count="44475"/>
  </office:meta>
</office:document-meta>
</file>